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1000002B10000002074E41C7183C70689.png" manifest:media-type="image/png"/>
  <manifest:file-entry manifest:full-path="Pictures/1000000100000047000000167EEBC9E63BBB52E0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pitch="variable"/>
    <style:font-face style:name="Arial1" svg:font-family="Arial"/>
    <style:font-face style:name="Arial2" svg:font-family="Arial" style:font-family-generic="system" style:font-pitch="variable"/>
    <style:font-face style:name="Consolas" svg:font-family="Consolas" style:font-pitch="variable"/>
    <style:font-face style:name="Consolas1" svg:font-family="Consolas"/>
    <style:font-face style:name="JetBrains Mono" svg:font-family="'JetBrains Mono'" style:font-family-generic="modern" style:font-pitch="variable"/>
    <style:font-face style:name="JetBrains Mono1" svg:font-family="'JetBrains Mono'" style:font-family-generic="modern"/>
    <style:font-face style:name="Liberation Sans" svg:font-family="'Liberation Sans'" style:font-family-generic="roman" style:font-pitch="variable"/>
    <style:font-face style:name="Liberation Serif" svg:font-family="'Liberation Serif'" style:font-family-generic="modern" style:font-pitch="variable"/>
    <style:font-face style:name="Liberation Serif1" svg:font-family="'Liberation Serif'" style:font-pitch="variable"/>
    <style:font-face style:name="Liberation Serif2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/>
    <style:font-face style:name="Segoe UI1" svg:font-family="'Segoe UI'" style:font-pitch="variable"/>
    <style:font-face style:name="Segoe UI2" svg:font-family="'Segoe UI'" style:font-family-generic="modern" style:font-pitch="variable"/>
    <style:font-face style:name="Segoe UI3" svg:font-family="'Segoe UI'" style:font-family-generic="system" style:font-pitch="variable"/>
    <style:font-face style:name="SegoeUI" svg:font-family="SegoeUI"/>
    <style:font-face style:name="SegoeUI1" svg:font-family="SegoeUI" style:font-pitch="variable"/>
    <style:font-face style:name="Tahoma" svg:font-family="Tahoma" style:font-family-generic="modern" style:font-pitch="variable"/>
    <style:font-face style:name="Tahoma1" svg:font-family="Tahoma" style:font-family-generic="system" style:font-pitch="variable"/>
    <style:font-face style:name="Tahoma2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d9e2f3" loext:decorative="fals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0.967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751cm" fo:min-width="7.495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2.851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0.494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1.069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3.003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3.435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1.818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0.684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2.898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3.228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9.4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0.544cm" fo:padding-top="0cm" fo:padding-bottom="0cm" fo:padding-left="0cm" fo:padding-right="0cm" loext:decorative="false"/>
      <style:paragraph-properties style:writing-mode="lr-tb"/>
    </style:style>
    <style:style style:name="gr15" style:family="graphic" style:parent-style-name="standard">
      <style:graphic-properties draw:stroke="none" draw:fill="solid" draw:fill-color="#c00000" loext:decorative="false"/>
    </style:style>
    <style:style style:name="gr16" style:family="graphic" style:parent-style-name="standard">
      <style:graphic-properties draw:stroke="none" draw:fill="solid" draw:fill-color="#000000" loext:decorative="false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2.55cm" fo:padding-top="0cm" fo:padding-bottom="0cm" fo:padding-left="0cm" fo:padding-right="0cm" loext:decorative="false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17.989cm" fo:padding-top="0cm" fo:padding-bottom="0cm" fo:padding-left="0cm" fo:padding-right="0cm" loext:decorative="false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1.86cm" fo:padding-top="0cm" fo:padding-bottom="0cm" fo:padding-left="0cm" fo:padding-right="0cm" loext:decorative="false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2.534cm" fo:padding-top="0cm" fo:padding-bottom="0cm" fo:padding-left="0cm" fo:padding-right="0cm" loext:decorative="false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4.481cm" fo:padding-top="0cm" fo:padding-bottom="0cm" fo:padding-left="0cm" fo:padding-right="0cm" loext:decorative="false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1.479cm" fo:padding-top="0cm" fo:padding-bottom="0cm" fo:padding-left="0cm" fo:padding-right="0cm" loext:decorative="false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2.017cm" fo:padding-top="0cm" fo:padding-bottom="0cm" fo:padding-left="0cm" fo:padding-right="0cm" loext:decorative="false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2.606cm" fo:padding-top="0cm" fo:padding-bottom="0cm" fo:padding-left="0cm" fo:padding-right="0cm" loext:decorative="false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17.367cm" fo:padding-top="0cm" fo:padding-bottom="0cm" fo:padding-left="0cm" fo:padding-right="0cm" loext:decorative="false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0.815cm" fo:padding-top="0cm" fo:padding-bottom="0cm" fo:padding-left="0cm" fo:padding-right="0cm" loext:decorative="false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16.766cm" fo:padding-top="0cm" fo:padding-bottom="0cm" fo:padding-left="0cm" fo:padding-right="0cm" loext:decorative="false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4.316cm" fo:padding-top="0cm" fo:padding-bottom="0cm" fo:padding-left="0cm" fo:padding-right="0cm" loext:decorative="false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1.695cm" fo:padding-top="0cm" fo:padding-bottom="0cm" fo:padding-left="0cm" fo:padding-right="0cm" loext:decorative="false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3.075cm" fo:padding-top="0cm" fo:padding-bottom="0cm" fo:padding-left="0cm" fo:padding-right="0cm" loext:decorative="false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1.551cm" fo:padding-top="0cm" fo:padding-bottom="0cm" fo:padding-left="0cm" fo:padding-right="0cm" loext:decorative="false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1.975cm" fo:padding-top="0cm" fo:padding-bottom="0cm" fo:padding-left="0cm" fo:padding-right="0cm" loext:decorative="false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2.148cm" fo:padding-top="0cm" fo:padding-bottom="0cm" fo:padding-left="0cm" fo:padding-right="0cm" loext:decorative="false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1.28cm" fo:padding-top="0cm" fo:padding-bottom="0cm" fo:padding-left="0cm" fo:padding-right="0cm" loext:decorative="false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10.979cm" fo:padding-top="0cm" fo:padding-bottom="0cm" fo:padding-left="0cm" fo:padding-right="0cm" loext:decorative="false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5.679cm" fo:padding-top="0cm" fo:padding-bottom="0cm" fo:padding-left="0cm" fo:padding-right="0cm" loext:decorative="false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2.068cm" fo:padding-top="0cm" fo:padding-bottom="0cm" fo:padding-left="0cm" fo:padding-right="0cm" loext:decorative="false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0.494cm" fo:padding-top="0cm" fo:padding-bottom="0cm" fo:padding-left="0cm" fo:padding-right="0cm" loext:decorative="false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1.505cm" fo:padding-top="0cm" fo:padding-bottom="0cm" fo:padding-left="0cm" fo:padding-right="0cm" loext:decorative="false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1.492cm" fo:padding-top="0cm" fo:padding-bottom="0cm" fo:padding-left="0cm" fo:padding-right="0cm" loext:decorative="false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1.865cm" fo:padding-top="0cm" fo:padding-bottom="0cm" fo:padding-left="0cm" fo:padding-right="0cm" loext:decorative="false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5.15cm" fo:padding-top="0cm" fo:padding-bottom="0cm" fo:padding-left="0cm" fo:padding-right="0cm" loext:decorative="false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0.857cm" fo:padding-top="0cm" fo:padding-bottom="0cm" fo:padding-left="0cm" fo:padding-right="0cm" loext:decorative="false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2.169cm" fo:padding-top="0cm" fo:padding-bottom="0cm" fo:padding-left="0cm" fo:padding-right="0cm" loext:decorative="false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4.879cm" fo:padding-top="0cm" fo:padding-bottom="0cm" fo:padding-left="0cm" fo:padding-right="0cm" loext:decorative="false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2.711cm" fo:padding-top="0cm" fo:padding-bottom="0cm" fo:padding-left="0cm" fo:padding-right="0cm" loext:decorative="false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2.221cm" fo:padding-top="0cm" fo:padding-bottom="0cm" fo:padding-left="0cm" fo:padding-right="0cm" loext:decorative="false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1.166cm" fo:padding-top="0cm" fo:padding-bottom="0cm" fo:padding-left="0cm" fo:padding-right="0cm" loext:decorative="false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1.357cm" fo:padding-top="0cm" fo:padding-bottom="0cm" fo:padding-left="0cm" fo:padding-right="0cm" loext:decorative="false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4.641cm" fo:padding-top="0cm" fo:padding-bottom="0cm" fo:padding-left="0cm" fo:padding-right="0cm" loext:decorative="false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0.535cm" fo:padding-top="0cm" fo:padding-bottom="0cm" fo:padding-left="0cm" fo:padding-right="0cm" loext:decorative="false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6.212cm" fo:padding-top="0cm" fo:padding-bottom="0cm" fo:padding-left="0cm" fo:padding-right="0cm" loext:decorative="false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1.065cm" fo:padding-top="0cm" fo:padding-bottom="0cm" fo:padding-left="0cm" fo:padding-right="0cm" loext:decorative="false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13.058cm" fo:padding-top="0cm" fo:padding-bottom="0cm" fo:padding-left="0cm" fo:padding-right="0cm" loext:decorative="false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11.923cm" fo:padding-top="0cm" fo:padding-bottom="0cm" fo:padding-left="0cm" fo:padding-right="0cm" loext:decorative="false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2.474cm" fo:padding-top="0cm" fo:padding-bottom="0cm" fo:padding-left="0cm" fo:padding-right="0cm" loext:decorative="false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10.183cm" fo:padding-top="0cm" fo:padding-bottom="0cm" fo:padding-left="0cm" fo:padding-right="0cm" loext:decorative="false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1.467cm" fo:padding-top="0cm" fo:padding-bottom="0cm" fo:padding-left="0cm" fo:padding-right="0cm" loext:decorative="false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5.421cm" fo:padding-top="0cm" fo:padding-bottom="0cm" fo:padding-left="0cm" fo:padding-right="0cm" loext:decorative="false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0.895cm" fo:padding-top="0cm" fo:padding-bottom="0cm" fo:padding-left="0cm" fo:padding-right="0cm" loext:decorative="false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4.337cm" fo:padding-top="0cm" fo:padding-bottom="0cm" fo:padding-left="0cm" fo:padding-right="0cm" loext:decorative="false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2.457cm" fo:padding-top="0cm" fo:padding-bottom="0cm" fo:padding-left="0cm" fo:padding-right="0cm" loext:decorative="false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1.729cm" fo:padding-top="0cm" fo:padding-bottom="0cm" fo:padding-left="0cm" fo:padding-right="0cm" loext:decorative="false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2.419cm" fo:padding-top="0cm" fo:padding-bottom="0cm" fo:padding-left="0cm" fo:padding-right="0cm" loext:decorative="false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1.336cm" fo:padding-top="0cm" fo:padding-bottom="0cm" fo:padding-left="0cm" fo:padding-right="0cm" loext:decorative="false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2.055cm" fo:padding-top="0cm" fo:padding-bottom="0cm" fo:padding-left="0cm" fo:padding-right="0cm" loext:decorative="false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2.724cm" fo:padding-top="0cm" fo:padding-bottom="0cm" fo:padding-left="0cm" fo:padding-right="0cm" loext:decorative="false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3.13cm" fo:padding-top="0cm" fo:padding-bottom="0cm" fo:padding-left="0cm" fo:padding-right="0cm" loext:decorative="false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2.373cm" fo:padding-top="0cm" fo:padding-bottom="0cm" fo:padding-left="0cm" fo:padding-right="0cm" loext:decorative="false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1.958cm" fo:padding-top="0cm" fo:padding-bottom="0cm" fo:padding-left="0cm" fo:padding-right="0cm" loext:decorative="false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1.759cm" fo:padding-top="0cm" fo:padding-bottom="0cm" fo:padding-left="0cm" fo:padding-right="0cm" loext:decorative="false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1.657cm" fo:padding-top="0cm" fo:padding-bottom="0cm" fo:padding-left="0cm" fo:padding-right="0cm" loext:decorative="false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5.573cm" fo:padding-top="0cm" fo:padding-bottom="0cm" fo:padding-left="0cm" fo:padding-right="0cm" loext:decorative="false"/>
      <style:paragraph-properties style:writing-mode="lr-tb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8.587cm" fo:padding-top="0cm" fo:padding-bottom="0cm" fo:padding-left="0cm" fo:padding-right="0cm" loext:decorative="false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2.275cm" fo:padding-top="0cm" fo:padding-bottom="0cm" fo:padding-left="0cm" fo:padding-right="0cm" loext:decorative="false"/>
      <style:paragraph-properties style:writing-mode="lr-tb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6.022cm" fo:padding-top="0cm" fo:padding-bottom="0cm" fo:padding-left="0cm" fo:padding-right="0cm" loext:decorative="false"/>
      <style:paragraph-properties style:writing-mode="lr-tb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4.608cm" fo:padding-top="0cm" fo:padding-bottom="0cm" fo:padding-left="0cm" fo:padding-right="0cm" loext:decorative="false"/>
      <style:paragraph-properties style:writing-mode="lr-tb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5.036cm" fo:padding-top="0cm" fo:padding-bottom="0cm" fo:padding-left="0cm" fo:padding-right="0cm" loext:decorative="false"/>
      <style:paragraph-properties style:writing-mode="lr-tb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17.346cm" fo:padding-top="0cm" fo:padding-bottom="0cm" fo:padding-left="0cm" fo:padding-right="0cm" loext:decorative="false"/>
      <style:paragraph-properties style:writing-mode="lr-tb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2.542cm" fo:padding-top="0cm" fo:padding-bottom="0cm" fo:padding-left="0cm" fo:padding-right="0cm" loext:decorative="false"/>
      <style:paragraph-properties style:writing-mode="lr-tb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1.141cm" fo:padding-top="0cm" fo:padding-bottom="0cm" fo:padding-left="0cm" fo:padding-right="0cm" loext:decorative="false"/>
      <style:paragraph-properties style:writing-mode="lr-tb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2.733cm" fo:padding-top="0cm" fo:padding-bottom="0cm" fo:padding-left="0cm" fo:padding-right="0cm" loext:decorative="false"/>
      <style:paragraph-properties style:writing-mode="lr-tb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1.954cm" fo:padding-top="0cm" fo:padding-bottom="0cm" fo:padding-left="0cm" fo:padding-right="0cm" loext:decorative="false"/>
      <style:paragraph-properties style:writing-mode="lr-tb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3.304cm" fo:padding-top="0cm" fo:padding-bottom="0cm" fo:padding-left="0cm" fo:padding-right="0cm" loext:decorative="false"/>
      <style:paragraph-properties style:writing-mode="lr-tb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2.33cm" fo:padding-top="0cm" fo:padding-bottom="0cm" fo:padding-left="0cm" fo:padding-right="0cm" loext:decorative="false"/>
      <style:paragraph-properties style:writing-mode="lr-tb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3.008cm" fo:padding-top="0cm" fo:padding-bottom="0cm" fo:padding-left="0cm" fo:padding-right="0cm" loext:decorative="false"/>
      <style:paragraph-properties style:writing-mode="lr-tb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3.711cm" fo:padding-top="0cm" fo:padding-bottom="0cm" fo:padding-left="0cm" fo:padding-right="0cm" loext:decorative="false"/>
      <style:paragraph-properties style:writing-mode="lr-tb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0.658cm" fo:padding-top="0cm" fo:padding-bottom="0cm" fo:padding-left="0cm" fo:padding-right="0cm" loext:decorative="false"/>
      <style:paragraph-properties style:writing-mode="lr-tb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2.402cm" fo:padding-top="0cm" fo:padding-bottom="0cm" fo:padding-left="0cm" fo:padding-right="0cm" loext:decorative="false"/>
      <style:paragraph-properties style:writing-mode="lr-tb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2.771cm" fo:padding-top="0cm" fo:padding-bottom="0cm" fo:padding-left="0cm" fo:padding-right="0cm" loext:decorative="false"/>
      <style:paragraph-properties style:writing-mode="lr-tb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1.89cm" fo:padding-top="0cm" fo:padding-bottom="0cm" fo:padding-left="0cm" fo:padding-right="0cm" loext:decorative="false"/>
      <style:paragraph-properties style:writing-mode="lr-tb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2.28cm" fo:padding-top="0cm" fo:padding-bottom="0cm" fo:padding-left="0cm" fo:padding-right="0cm" loext:decorative="false"/>
      <style:paragraph-properties style:writing-mode="lr-tb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1.628cm" fo:padding-top="0cm" fo:padding-bottom="0cm" fo:padding-left="0cm" fo:padding-right="0cm" loext:decorative="false"/>
      <style:paragraph-properties style:writing-mode="lr-tb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3.461cm" fo:padding-top="0cm" fo:padding-bottom="0cm" fo:padding-left="0cm" fo:padding-right="0cm" loext:decorative="false"/>
      <style:paragraph-properties style:writing-mode="lr-tb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13.667cm" fo:padding-top="0cm" fo:padding-bottom="0cm" fo:padding-left="0cm" fo:padding-right="0cm" loext:decorative="false"/>
      <style:paragraph-properties style:writing-mode="lr-tb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0.56cm" fo:padding-top="0cm" fo:padding-bottom="0cm" fo:padding-left="0cm" fo:padding-right="0cm" loext:decorative="false"/>
      <style:paragraph-properties style:writing-mode="lr-tb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10.869cm" fo:padding-top="0cm" fo:padding-bottom="0cm" fo:padding-left="0cm" fo:padding-right="0cm" loext:decorative="false"/>
      <style:paragraph-properties style:writing-mode="lr-tb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3.863cm" fo:padding-top="0cm" fo:padding-bottom="0cm" fo:padding-left="0cm" fo:padding-right="0cm" loext:decorative="false"/>
      <style:paragraph-properties style:writing-mode="lr-tb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3.562cm" fo:padding-top="0cm" fo:padding-bottom="0cm" fo:padding-left="0cm" fo:padding-right="0cm" loext:decorative="false"/>
      <style:paragraph-properties style:writing-mode="lr-tb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8.672cm" fo:padding-top="0cm" fo:padding-bottom="0cm" fo:padding-left="0cm" fo:padding-right="0cm" loext:decorative="false"/>
      <style:paragraph-properties style:writing-mode="lr-tb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2.948cm" fo:padding-top="0cm" fo:padding-bottom="0cm" fo:padding-left="0cm" fo:padding-right="0cm" loext:decorative="false"/>
      <style:paragraph-properties style:writing-mode="lr-tb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7.588cm" fo:padding-top="0cm" fo:padding-bottom="0cm" fo:padding-left="0cm" fo:padding-right="0cm" loext:decorative="false"/>
      <style:paragraph-properties style:writing-mode="lr-tb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7.254cm" fo:padding-top="0cm" fo:padding-bottom="0cm" fo:padding-left="0cm" fo:padding-right="0cm" loext:decorative="false"/>
      <style:paragraph-properties style:writing-mode="lr-tb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6.636cm" fo:padding-top="0cm" fo:padding-bottom="0cm" fo:padding-left="0cm" fo:padding-right="0cm" loext:decorative="false"/>
      <style:paragraph-properties style:writing-mode="lr-tb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7.931cm" fo:padding-top="0cm" fo:padding-bottom="0cm" fo:padding-left="0cm" fo:padding-right="0cm" loext:decorative="false"/>
      <style:paragraph-properties style:writing-mode="lr-tb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16.91cm" fo:padding-top="0cm" fo:padding-bottom="0cm" fo:padding-left="0cm" fo:padding-right="0cm" loext:decorative="false"/>
      <style:paragraph-properties style:writing-mode="lr-tb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5.565cm" fo:padding-top="0cm" fo:padding-bottom="0cm" fo:padding-left="0cm" fo:padding-right="0cm" loext:decorative="false"/>
      <style:paragraph-properties style:writing-mode="lr-tb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2.203cm" fo:padding-top="0cm" fo:padding-bottom="0cm" fo:padding-left="0cm" fo:padding-right="0cm" loext:decorative="false"/>
      <style:paragraph-properties style:writing-mode="lr-tb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1.352cm" fo:padding-top="0cm" fo:padding-bottom="0cm" fo:padding-left="0cm" fo:padding-right="0cm" loext:decorative="false"/>
      <style:paragraph-properties style:writing-mode="lr-tb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17.071cm" fo:padding-top="0cm" fo:padding-bottom="0cm" fo:padding-left="0cm" fo:padding-right="0cm" loext:decorative="false"/>
      <style:paragraph-properties style:writing-mode="lr-tb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4.066cm" fo:padding-top="0cm" fo:padding-bottom="0cm" fo:padding-left="0cm" fo:padding-right="0cm" loext:decorative="false"/>
      <style:paragraph-properties style:writing-mode="lr-tb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1.704cm" fo:padding-top="0cm" fo:padding-bottom="0cm" fo:padding-left="0cm" fo:padding-right="0cm" loext:decorative="false"/>
      <style:paragraph-properties style:writing-mode="lr-tb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12.465cm" fo:padding-top="0cm" fo:padding-bottom="0cm" fo:padding-left="0cm" fo:padding-right="0cm" loext:decorative="false"/>
      <style:paragraph-properties style:writing-mode="lr-tb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2.254cm" fo:padding-top="0cm" fo:padding-bottom="0cm" fo:padding-left="0cm" fo:padding-right="0cm" loext:decorative="false"/>
      <style:paragraph-properties style:writing-mode="lr-tb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3.177cm" fo:padding-top="0cm" fo:padding-bottom="0cm" fo:padding-left="0cm" fo:padding-right="0cm" loext:decorative="false"/>
      <style:paragraph-properties style:writing-mode="lr-tb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2.343cm" fo:padding-top="0cm" fo:padding-bottom="0cm" fo:padding-left="0cm" fo:padding-right="0cm" loext:decorative="false"/>
      <style:paragraph-properties style:writing-mode="lr-tb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3.867cm" fo:padding-top="0cm" fo:padding-bottom="0cm" fo:padding-left="0cm" fo:padding-right="0cm" loext:decorative="false"/>
      <style:paragraph-properties style:writing-mode="lr-tb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2.102cm" fo:padding-top="0cm" fo:padding-bottom="0cm" fo:padding-left="0cm" fo:padding-right="0cm" loext:decorative="false"/>
      <style:paragraph-properties style:writing-mode="lr-tb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0.688cm" fo:padding-top="0cm" fo:padding-bottom="0cm" fo:padding-left="0cm" fo:padding-right="0cm" loext:decorative="false"/>
      <style:paragraph-properties style:writing-mode="lr-tb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17.901cm" fo:padding-top="0cm" fo:padding-bottom="0cm" fo:padding-left="0cm" fo:padding-right="0cm" loext:decorative="false"/>
      <style:paragraph-properties style:writing-mode="lr-tb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4.913cm" fo:padding-top="0cm" fo:padding-bottom="0cm" fo:padding-left="0cm" fo:padding-right="0cm" loext:decorative="false"/>
      <style:paragraph-properties style:writing-mode="lr-tb"/>
    </style:style>
    <style:style style:name="gr122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1.086cm" fo:padding-top="0cm" fo:padding-bottom="0cm" fo:padding-left="0cm" fo:padding-right="0cm" loext:decorative="false"/>
      <style:paragraph-properties style:writing-mode="lr-tb"/>
    </style:style>
    <style:style style:name="gr123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4.036cm" fo:padding-top="0cm" fo:padding-bottom="0cm" fo:padding-left="0cm" fo:padding-right="0cm" loext:decorative="false"/>
      <style:paragraph-properties style:writing-mode="lr-tb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1.463cm" fo:padding-top="0cm" fo:padding-bottom="0cm" fo:padding-left="0cm" fo:padding-right="0cm" loext:decorative="false"/>
      <style:paragraph-properties style:writing-mode="lr-tb"/>
    </style:style>
    <style:style style:name="gr125" style:family="graphic" style:parent-style-name="standard">
      <style:graphic-properties draw:stroke="none" draw:fill="none" draw:fill-color="#ffffff" fo:min-height="8.605cm" loext:decorative="false"/>
      <style:paragraph-properties style:writing-mode="lr-tb"/>
    </style:style>
    <style:style style:name="gr126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27" style:family="graphic" style:parent-style-name="standard">
      <style:graphic-properties draw:stroke="none" draw:fill="none" draw:fill-color="#ffffff" fo:min-height="4.781cm" loext:decorative="false"/>
      <style:paragraph-properties style:writing-mode="lr-tb"/>
    </style:style>
    <style:style style:name="P1" style:family="paragraph">
      <loext:graphic-properties draw:fill="solid" draw:fill-color="#d9e2f3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2pt" style:font-size-asian="12pt" style:font-size-complex="12pt"/>
    </style:style>
    <style:style style:name="P4" style:family="paragraph">
      <loext:graphic-properties draw:fill="none"/>
      <style:text-properties fo:font-size="16pt" style:font-size-asian="16pt" style:font-size-complex="16pt"/>
    </style:style>
    <style:style style:name="P5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6" style:family="paragraph">
      <loext:graphic-properties draw:fill="solid" draw:fill-color="#c00000"/>
    </style:style>
    <style:style style:name="P7" style:family="paragraph">
      <loext:graphic-properties draw:fill="solid" draw:fill-color="#000000"/>
    </style:style>
    <style:style style:name="P8" style:family="paragraph">
      <style:paragraph-properties style:text-autospace="none"/>
    </style:style>
    <style:style style:name="P9" style:family="paragraph">
      <loext:graphic-properties draw:fill="none" draw:fill-color="#ffffff"/>
      <style:paragraph-properties style:text-autospace="none"/>
      <style:text-properties fo:color="#000000" loext:opacity="100%" fo:font-size="12pt" style:font-size-asian="12pt" style:font-size-complex="12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  <style:paragraph-properties style:text-autospace="none"/>
      <style:text-properties fo:color="#000000" loext:opacity="100%" fo:font-size="12pt"/>
    </style:style>
    <style:style style:name="T1" style:family="text">
      <style:text-properties fo:color="#808080" loext:opacity="100%" style:font-name="SegoeUI" fo:font-size="12pt" fo:font-weight="normal" style:font-name-asian="SegoeUI" style:font-size-asian="12pt" style:font-weight-asian="normal" style:font-name-complex="SegoeUI" style:font-size-complex="12pt" style:font-weight-complex="normal"/>
    </style:style>
    <style:style style:name="T2" style:family="text">
      <style:text-properties fo:color="#2f5496" loext:opacity="100%" style:font-name="SegoeUI" fo:font-size="16pt" fo:font-weight="bold" style:font-name-asian="SegoeUI" style:font-size-asian="16pt" style:font-weight-asian="bold" style:font-name-complex="SegoeUI" style:font-size-complex="16pt" style:font-weight-complex="bold"/>
    </style:style>
    <style:style style:name="T3" style:family="text">
      <style:text-properties fo:color="#2f5496" loext:opacity="100%" style:font-name="Segoe UI" fo:font-size="16pt" fo:font-weight="bold" style:font-name-asian="Segoe UI" style:font-size-asian="16pt" style:font-weight-asian="bold" style:font-name-complex="Segoe UI" style:font-size-complex="16pt" style:font-weight-complex="bold"/>
    </style:style>
    <style:style style:name="T4" style:family="text">
      <style:text-properties fo:color="#000000" loext:opacity="100%" style:font-name="SegoeUI" fo:font-size="14.1000003814697pt" fo:font-weight="normal" style:font-name-asian="SegoeUI" style:font-size-asian="14.1000003814697pt" style:font-weight-asian="normal" style:font-name-complex="SegoeUI" style:font-size-complex="14.1000003814697pt" style:font-weight-complex="normal"/>
    </style:style>
    <style:style style:name="T5" style:family="text">
      <style:text-properties fo:color="#000000" loext:opacity="100%" style:font-name="Segoe UI" fo:font-size="14.1000003814697pt" fo:font-weight="normal" style:font-name-asian="Segoe UI" style:font-size-asian="14.1000003814697pt" style:font-weight-asian="normal" style:font-name-complex="Segoe UI" style:font-size-complex="14.1000003814697pt" style:font-weight-complex="normal"/>
    </style:style>
    <style:style style:name="T6" style:family="text">
      <style:text-properties fo:color="#000000" loext:opacity="100%" style:font-name="Consolas1" fo:font-size="14.1000003814697pt" fo:font-weight="normal" style:font-name-asian="Consolas1" style:font-size-asian="14.1000003814697pt" style:font-weight-asian="normal" style:font-name-complex="Consolas1" style:font-size-complex="14.1000003814697pt" style:font-weight-complex="normal"/>
    </style:style>
    <style:style style:name="T7" style:family="text">
      <style:text-properties fo:color="#000000" loext:opacity="100%" style:font-name="SegoeUI" fo:font-size="14.1000003814697pt" fo:font-weight="bold" style:font-name-asian="SegoeUI" style:font-size-asian="14.1000003814697pt" style:font-weight-asian="bold" style:font-name-complex="SegoeUI" style:font-size-complex="14.1000003814697pt" style:font-weight-complex="bold"/>
    </style:style>
    <style:style style:name="T8" style:family="text">
      <style:text-properties fo:color="#000000" loext:opacity="100%" style:font-name="Arial1" fo:font-size="14.1000003814697pt" fo:font-weight="normal" style:font-name-asian="Arial1" style:font-size-asian="14.1000003814697pt" style:font-weight-asian="normal" style:font-name-complex="Arial1" style:font-size-complex="14.1000003814697pt" style:font-weight-complex="normal"/>
    </style:style>
    <style:style style:name="T9" style:family="text">
      <style:text-properties fo:color="#000000" loext:opacity="100%" style:font-name="Segoe UI" fo:font-size="14.1000003814697pt" fo:font-weight="bold" style:font-name-asian="Segoe UI" style:font-size-asian="14.1000003814697pt" style:font-weight-asian="bold" style:font-name-complex="Segoe UI" style:font-size-complex="14.1000003814697pt" style:font-weight-complex="bold"/>
    </style:style>
    <style:style style:name="T10" style:family="text">
      <style:text-properties fo:color="#000000" loext:opacity="100%" style:font-name="JetBrains Mono1" fo:font-size="12pt" style:font-name-asian="JetBrains Mono1" style:font-size-asian="12pt" style:font-name-complex="JetBrains Mono1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8.111cm" svg:height="0.863cm" svg:x="1.447cm" svg:y="1.998cm" svg:viewBox="0 0 18112 864" draw:points="0,864 18112,864 18112,0 0,0">
          <text:p/>
        </draw:polygon>
        <draw:frame draw:style-name="gr2" draw:text-style-name="P3" draw:layer="layout" svg:width="0.967cm" svg:height="0.564cm" svg:x="10.328cm" svg:y="27.893cm">
          <draw:text-box>
            <text:p text:style-name="P2"><text:span text:style-name="T1">1 / 2 </text:span></text:p>
          </draw:text-box>
        </draw:frame>
        <draw:frame draw:style-name="gr3" draw:text-style-name="P4" draw:layer="layout" svg:width="7.495cm" svg:height="0.751cm" svg:x="6.826cm" svg:y="2cm">
          <draw:text-box>
            <text:p text:style-name="P2"><text:span text:style-name="T2">Лабораторная работа № </text:span><text:span text:style-name="T3">2 </text:span></text:p>
          </draw:text-box>
        </draw:frame>
        <draw:frame draw:style-name="gr4" draw:text-style-name="P5" draw:layer="layout" svg:width="2.851cm" svg:height="0.657cm" svg:x="9.404cm" svg:y="2.861cm">
          <draw:text-box>
            <text:p text:style-name="P2"><text:span text:style-name="T4">Вариант E-2 </text:span></text:p>
          </draw:text-box>
        </draw:frame>
        <draw:frame draw:style-name="gr5" draw:text-style-name="P5" draw:layer="layout" svg:width="0.494cm" svg:height="0.657cm" svg:x="10.755cm" svg:y="3.522cm">
          <draw:text-box>
            <text:p text:style-name="P2"><text:span text:style-name="T5"><text:s/></text:span></text:p>
          </draw:text-box>
        </draw:frame>
        <draw:frame draw:style-name="gr6" draw:text-style-name="P5" draw:layer="layout" svg:width="1.069cm" svg:height="0.657cm" svg:x="1.948cm" svg:y="4.322cm">
          <draw:text-box>
            <text:p text:style-name="P2"><text:span text:style-name="T4">При </text:span></text:p>
          </draw:text-box>
        </draw:frame>
        <draw:frame draw:style-name="gr7" draw:text-style-name="P5" draw:layer="layout" svg:width="3.003cm" svg:height="0.657cm" svg:x="3.306cm" svg:y="4.322cm">
          <draw:text-box>
            <text:p text:style-name="P2"><text:span text:style-name="T4">выполнении </text:span></text:p>
          </draw:text-box>
        </draw:frame>
        <draw:frame draw:style-name="gr8" draw:text-style-name="P5" draw:layer="layout" svg:width="3.435cm" svg:height="0.657cm" svg:x="6.581cm" svg:y="4.322cm">
          <draw:text-box>
            <text:p text:style-name="P2"><text:span text:style-name="T4">лабораторной </text:span></text:p>
          </draw:text-box>
        </draw:frame>
        <draw:frame draw:style-name="gr9" draw:text-style-name="P5" draw:layer="layout" svg:width="1.818cm" svg:height="0.657cm" svg:x="10.282cm" svg:y="4.322cm">
          <draw:text-box>
            <text:p text:style-name="P2"><text:span text:style-name="T4">работы </text:span></text:p>
          </draw:text-box>
        </draw:frame>
        <draw:frame draw:style-name="gr10" draw:text-style-name="P5" draw:layer="layout" svg:width="0.684cm" svg:height="0.657cm" svg:x="12.381cm" svg:y="4.322cm">
          <draw:text-box>
            <text:p text:style-name="P2"><text:span text:style-name="T4">не </text:span></text:p>
          </draw:text-box>
        </draw:frame>
        <draw:frame draw:style-name="gr11" draw:text-style-name="P5" draw:layer="layout" svg:width="2.898cm" svg:height="0.657cm" svg:x="13.353cm" svg:y="4.322cm">
          <draw:text-box>
            <text:p text:style-name="P2"><text:span text:style-name="T4">допускается </text:span></text:p>
          </draw:text-box>
        </draw:frame>
        <draw:frame draw:style-name="gr12" draw:text-style-name="P5" draw:layer="layout" svg:width="3.228cm" svg:height="0.657cm" svg:x="16.528cm" svg:y="4.322cm">
          <draw:text-box>
            <text:p text:style-name="P2"><text:span text:style-name="T4">использовать </text:span></text:p>
          </draw:text-box>
        </draw:frame>
        <draw:frame draw:style-name="gr13" draw:text-style-name="P5" draw:layer="layout" svg:width="9.4cm" svg:height="0.657cm" svg:x="1.948cm" svg:y="4.978cm">
          <draw:text-box>
            <text:p text:style-name="P2"><text:span text:style-name="T4">сторонние библиотеки, за исключением </text:span></text:p>
          </draw:text-box>
        </draw:frame>
        <draw:frame draw:style-name="gr14" draw:text-style-name="P5" draw:layer="layout" svg:width="0.544cm" svg:height="0.496cm" svg:x="11.314cm" svg:y="5.144cm">
          <draw:text-box>
            <text:p text:style-name="P2"><text:span text:style-name="T6">re</text:span></text:p>
          </draw:text-box>
        </draw:frame>
        <draw:polygon draw:style-name="gr15" draw:text-style-name="P6" draw:layer="layout" svg:width="0.211cm" svg:height="1.6cm" svg:x="1.49cm" svg:y="4.179cm" svg:viewBox="0 0 212 1601" draw:points="0,1601 212,1601 212,0 0,0">
          <text:p/>
        </draw:polygon>
        <draw:frame draw:style-name="gr5" draw:text-style-name="P5" draw:layer="layout" svg:width="0.494cm" svg:height="0.657cm" svg:x="11.856cm" svg:y="4.978cm">
          <draw:text-box>
            <text:p text:style-name="P2"><text:span text:style-name="T4">. </text:span></text:p>
          </draw:text-box>
        </draw:frame>
        <draw:frame draw:style-name="gr5" draw:text-style-name="P5" draw:layer="layout" svg:width="0.494cm" svg:height="0.657cm" svg:x="10.755cm" svg:y="5.778cm">
          <draw:text-box>
            <text:p text:style-name="P2"><text:span text:style-name="T5"><text:s/></text:span></text:p>
          </draw:text-box>
        </draw:frame>
        <draw:polygon draw:style-name="gr16" draw:text-style-name="P7" draw:layer="layout" svg:width="18.111cm" svg:height="0.034cm" svg:x="1.447cm" svg:y="7.548cm" svg:viewBox="0 0 18112 35" draw:points="0,35 18112,35 18112,0 0,0">
          <text:p/>
        </draw:polygon>
        <draw:frame draw:style-name="gr17" draw:text-style-name="P5" draw:layer="layout" svg:width="2.55cm" svg:height="0.657cm" svg:x="1.499cm" svg:y="6.858cm">
          <draw:text-box>
            <text:p text:style-name="P2"><text:span text:style-name="T7">Задание 1 </text:span></text:p>
          </draw:text-box>
        </draw:frame>
        <draw:frame draw:style-name="gr18" draw:text-style-name="P5" draw:layer="layout" svg:width="17.989cm" svg:height="0.657cm" svg:x="2.003cm" svg:y="7.586cm">
          <draw:text-box>
            <text:p text:style-name="P2"><text:span text:style-name="T4">Написать функцию, получающую на вход список адресов электронной почты </text:span></text:p>
          </draw:text-box>
        </draw:frame>
        <draw:frame draw:style-name="gr19" draw:text-style-name="P5" draw:layer="layout" svg:width="1.86cm" svg:height="0.657cm" svg:x="2.003cm" svg:y="8.242cm">
          <draw:text-box>
            <text:p text:style-name="P2"><text:span text:style-name="T4">(запрос </text:span></text:p>
          </draw:text-box>
        </draw:frame>
        <draw:frame draw:style-name="gr5" draw:text-style-name="P5" draw:layer="layout" svg:width="0.494cm" svg:height="0.657cm" svg:x="4.131cm" svg:y="8.242cm">
          <draw:text-box>
            <text:p text:style-name="P2"><text:span text:style-name="T4">и </text:span></text:p>
          </draw:text-box>
        </draw:frame>
        <draw:frame draw:style-name="gr20" draw:text-style-name="P5" draw:layer="layout" svg:width="2.534cm" svg:height="0.657cm" svg:x="4.825cm" svg:y="8.242cm">
          <draw:text-box>
            <text:p text:style-name="P2"><text:span text:style-name="T4">обработку </text:span></text:p>
          </draw:text-box>
        </draw:frame>
        <draw:frame draw:style-name="gr21" draw:text-style-name="P5" draw:layer="layout" svg:width="4.481cm" svg:height="0.657cm" svg:x="7.614cm" svg:y="8.242cm">
          <draw:text-box>
            <text:p text:style-name="P2"><text:span text:style-name="T4">пользовательского </text:span></text:p>
          </draw:text-box>
        </draw:frame>
        <draw:frame draw:style-name="gr22" draw:text-style-name="P5" draw:layer="layout" svg:width="1.479cm" svg:height="0.657cm" svg:x="12.344cm" svg:y="8.242cm">
          <draw:text-box>
            <text:p text:style-name="P2"><text:span text:style-name="T4">ввода </text:span></text:p>
          </draw:text-box>
        </draw:frame>
        <draw:frame draw:style-name="gr23" draw:text-style-name="P5" draw:layer="layout" svg:width="2.017cm" svg:height="0.657cm" svg:x="14.086cm" svg:y="8.242cm">
          <draw:text-box>
            <text:p text:style-name="P2"><text:span text:style-name="T4">вынести </text:span></text:p>
          </draw:text-box>
        </draw:frame>
        <draw:frame draw:style-name="gr5" draw:text-style-name="P5" draw:layer="layout" svg:width="0.494cm" svg:height="0.657cm" svg:x="16.371cm" svg:y="8.242cm">
          <draw:text-box>
            <text:p text:style-name="P2"><text:span text:style-name="T4">в </text:span></text:p>
          </draw:text-box>
        </draw:frame>
        <draw:frame draw:style-name="gr24" draw:text-style-name="P5" draw:layer="layout" svg:width="2.606cm" svg:height="0.657cm" svg:x="17.039cm" svg:y="8.242cm">
          <draw:text-box>
            <text:p text:style-name="P2"><text:span text:style-name="T4">отдельную </text:span></text:p>
          </draw:text-box>
        </draw:frame>
        <draw:frame draw:style-name="gr25" draw:text-style-name="P5" draw:layer="layout" svg:width="17.367cm" svg:height="0.657cm" svg:x="2.003cm" svg:y="8.898cm">
          <draw:text-box>
            <text:p text:style-name="P2"><text:span text:style-name="T4">функцию, ввод с клавиатуры осуществляется в одну строку с разделителем </text:span></text:p>
          </draw:text-box>
        </draw:frame>
        <draw:frame draw:style-name="gr26" draw:text-style-name="P5" draw:layer="layout" svg:width="0.815cm" svg:height="0.496cm" svg:x="2.003cm" svg:y="9.722cm">
          <draw:text-box>
            <text:p text:style-name="P2"><text:span text:style-name="T6">";"</text:span></text:p>
          </draw:text-box>
        </draw:frame>
        <draw:frame draw:style-name="gr27" draw:text-style-name="P5" draw:layer="layout" svg:width="16.766cm" svg:height="0.657cm" svg:x="2.816cm" svg:y="9.555cm">
          <draw:text-box>
            <text:p text:style-name="P2"><text:span text:style-name="T4">) и решающую следующую задачу: необходимо вернуть все уникальные </text:span></text:p>
          </draw:text-box>
        </draw:frame>
        <draw:frame draw:style-name="gr28" draw:text-style-name="P5" draw:layer="layout" svg:width="4.316cm" svg:height="0.657cm" svg:x="2.003cm" svg:y="10.212cm">
          <draw:text-box>
            <text:p text:style-name="P2"><text:span text:style-name="T4">преобразованные </text:span></text:p>
          </draw:text-box>
        </draw:frame>
        <draw:frame draw:style-name="gr29" draw:text-style-name="P5" draw:layer="layout" svg:width="1.695cm" svg:height="0.657cm" svg:x="6.475cm" svg:y="10.212cm">
          <draw:text-box>
            <text:p text:style-name="P2"><text:span text:style-name="T4">адреса </text:span></text:p>
          </draw:text-box>
        </draw:frame>
        <draw:frame draw:style-name="gr30" draw:text-style-name="P5" draw:layer="layout" svg:width="3.075cm" svg:height="0.657cm" svg:x="8.346cm" svg:y="10.212cm">
          <draw:text-box>
            <text:p text:style-name="P2"><text:span text:style-name="T4">электронной </text:span></text:p>
          </draw:text-box>
        </draw:frame>
        <draw:frame draw:style-name="gr31" draw:text-style-name="P5" draw:layer="layout" svg:width="1.551cm" svg:height="0.657cm" svg:x="11.582cm" svg:y="10.212cm">
          <draw:text-box>
            <text:p text:style-name="P2"><text:span text:style-name="T4">почты </text:span></text:p>
          </draw:text-box>
        </draw:frame>
        <draw:frame draw:style-name="gr5" draw:text-style-name="P5" draw:layer="layout" svg:width="0.494cm" svg:height="0.657cm" svg:x="13.312cm" svg:y="10.212cm">
          <draw:text-box>
            <text:p text:style-name="P2"><text:span text:style-name="T4">в </text:span></text:p>
          </draw:text-box>
        </draw:frame>
        <draw:frame draw:style-name="gr32" draw:text-style-name="P5" draw:layer="layout" svg:width="1.975cm" svg:height="0.657cm" svg:x="13.887cm" svg:y="10.212cm">
          <draw:text-box>
            <text:p text:style-name="P2"><text:span text:style-name="T4">нижнем </text:span></text:p>
          </draw:text-box>
        </draw:frame>
        <draw:frame draw:style-name="gr33" draw:text-style-name="P5" draw:layer="layout" svg:width="2.148cm" svg:height="0.657cm" svg:x="16.037cm" svg:y="10.212cm">
          <draw:text-box>
            <text:p text:style-name="P2"><text:span text:style-name="T4">регистре </text:span></text:p>
          </draw:text-box>
        </draw:frame>
        <draw:frame draw:style-name="gr34" draw:text-style-name="P5" draw:layer="layout" svg:width="1.28cm" svg:height="0.657cm" svg:x="18.36cm" svg:y="10.212cm">
          <draw:text-box>
            <text:p text:style-name="P2"><text:span text:style-name="T4">букв, </text:span></text:p>
          </draw:text-box>
        </draw:frame>
        <draw:frame draw:style-name="gr35" draw:text-style-name="P5" draw:layer="layout" svg:width="10.979cm" svg:height="0.657cm" svg:x="2.003cm" svg:y="10.872cm">
          <draw:text-box>
            <text:p text:style-name="P2"><text:span text:style-name="T4">сгруппированные <text:s/>по <text:s/>домену <text:s/>(все, <text:s/>что <text:s/>после </text:span></text:p>
          </draw:text-box>
        </draw:frame>
        <draw:frame draw:style-name="gr26" draw:text-style-name="P5" draw:layer="layout" svg:width="0.815cm" svg:height="0.496cm" svg:x="13.147cm" svg:y="11.038cm">
          <draw:text-box>
            <text:p text:style-name="P2"><text:span text:style-name="T6">"@"</text:span></text:p>
          </draw:text-box>
        </draw:frame>
        <draw:frame draw:style-name="gr36" draw:text-style-name="P5" draw:layer="layout" svg:width="5.679cm" svg:height="0.657cm" svg:x="13.961cm" svg:y="10.872cm">
          <draw:text-box>
            <text:p text:style-name="P2"><text:span text:style-name="T4">), <text:s/>учитывая <text:s/>следующие </text:span></text:p>
          </draw:text-box>
        </draw:frame>
        <draw:frame draw:style-name="gr37" draw:text-style-name="P5" draw:layer="layout" svg:width="2.068cm" svg:height="0.657cm" svg:x="2.003cm" svg:y="11.528cm">
          <draw:text-box>
            <text:p text:style-name="P2"><text:span text:style-name="T4">условия: </text:span></text:p>
          </draw:text-box>
        </draw:frame>
        <draw:frame draw:style-name="gr5" draw:text-style-name="P5" draw:layer="layout" svg:width="0.494cm" svg:height="0.657cm" svg:x="2.003cm" svg:y="12.184cm">
          <draw:text-box>
            <text:p text:style-name="P2"><text:span text:style-name="T4">1.</text:span></text:p>
          </draw:text-box>
        </draw:frame>
        <draw:frame draw:style-name="gr38" draw:text-style-name="P5" draw:layer="layout" svg:width="0.494cm" svg:height="0.556cm" svg:x="2.376cm" svg:y="12.27cm">
          <draw:text-box>
            <text:p text:style-name="P2"><text:span text:style-name="T8"><text:s/></text:span></text:p>
          </draw:text-box>
        </draw:frame>
        <draw:frame draw:style-name="gr39" draw:text-style-name="P5" draw:layer="layout" svg:width="1.505cm" svg:height="0.657cm" svg:x="2.753cm" svg:y="12.184cm">
          <draw:text-box>
            <text:p text:style-name="P2"><text:span text:style-name="T4">Адрес </text:span></text:p>
          </draw:text-box>
        </draw:frame>
        <draw:frame draw:style-name="gr30" draw:text-style-name="P5" draw:layer="layout" svg:width="3.075cm" svg:height="0.657cm" svg:x="4.454cm" svg:y="12.184cm">
          <draw:text-box>
            <text:p text:style-name="P2"><text:span text:style-name="T4">электронной </text:span></text:p>
          </draw:text-box>
        </draw:frame>
        <draw:frame draw:style-name="gr31" draw:text-style-name="P5" draw:layer="layout" svg:width="1.551cm" svg:height="0.657cm" svg:x="7.705cm" svg:y="12.184cm">
          <draw:text-box>
            <text:p text:style-name="P2"><text:span text:style-name="T4">почты </text:span></text:p>
          </draw:text-box>
        </draw:frame>
        <draw:frame draw:style-name="gr40" draw:text-style-name="P5" draw:layer="layout" svg:width="1.492cm" svg:height="0.657cm" svg:x="9.447cm" svg:y="12.184cm">
          <draw:text-box>
            <text:p text:style-name="P2"><text:span text:style-name="T4">имеет </text:span></text:p>
          </draw:text-box>
        </draw:frame>
        <draw:frame draw:style-name="gr41" draw:text-style-name="P5" draw:layer="layout" svg:width="1.865cm" svg:height="0.657cm" svg:x="11.132cm" svg:y="12.184cm">
          <draw:text-box>
            <text:p text:style-name="P2"><text:span text:style-name="T4">формат </text:span></text:p>
          </draw:text-box>
        </draw:frame>
        <draw:frame draw:style-name="gr42" draw:text-style-name="P5" draw:layer="layout" svg:width="5.15cm" svg:height="0.496cm" svg:x="13.194cm" svg:y="12.351cm">
          <draw:text-box>
            <text:p text:style-name="P2"><text:span text:style-name="T6">username@domain.tld</text:span></text:p>
          </draw:text-box>
        </draw:frame>
        <draw:frame draw:style-name="gr5" draw:text-style-name="P5" draw:layer="layout" svg:width="0.494cm" svg:height="0.657cm" svg:x="18.347cm" svg:y="12.184cm">
          <draw:text-box>
            <text:p text:style-name="P2"><text:span text:style-name="T4">, </text:span></text:p>
          </draw:text-box>
        </draw:frame>
        <draw:frame draw:style-name="gr43" draw:text-style-name="P5" draw:layer="layout" svg:width="0.857cm" svg:height="0.657cm" svg:x="18.788cm" svg:y="12.184cm">
          <draw:text-box>
            <text:p text:style-name="P2"><text:span text:style-name="T4">где </text:span></text:p>
          </draw:text-box>
        </draw:frame>
        <draw:frame draw:style-name="gr44" draw:text-style-name="P5" draw:layer="layout" svg:width="2.169cm" svg:height="0.496cm" svg:x="2.753cm" svg:y="13.007cm">
          <draw:text-box>
            <text:p text:style-name="P2"><text:span text:style-name="T6">username</text:span></text:p>
          </draw:text-box>
        </draw:frame>
        <draw:frame draw:style-name="gr45" draw:text-style-name="P5" draw:layer="layout" svg:width="4.879cm" svg:height="0.657cm" svg:x="4.92cm" svg:y="12.84cm">
          <draw:text-box>
            <text:p text:style-name="P2"><text:span text:style-name="T4"><text:s/>– </text:span><text:span text:style-name="T4">имя пользователя, </text:span></text:p>
          </draw:text-box>
        </draw:frame>
        <draw:frame draw:style-name="gr46" draw:text-style-name="P5" draw:layer="layout" svg:width="2.711cm" svg:height="0.496cm" svg:x="9.786cm" svg:y="13.007cm">
          <draw:text-box>
            <text:p text:style-name="P2"><text:span text:style-name="T6">domain.tld</text:span></text:p>
          </draw:text-box>
        </draw:frame>
        <draw:frame draw:style-name="gr47" draw:text-style-name="P5" draw:layer="layout" svg:width="2.221cm" svg:height="0.657cm" svg:x="12.495cm" svg:y="12.84cm">
          <draw:text-box>
            <text:p text:style-name="P2"><text:span text:style-name="T4"><text:s/>– </text:span><text:span text:style-name="T4">домен. </text:span></text:p>
          </draw:text-box>
        </draw:frame>
        <draw:frame draw:style-name="gr5" draw:text-style-name="P5" draw:layer="layout" svg:width="0.494cm" svg:height="0.657cm" svg:x="2.003cm" svg:y="13.497cm">
          <draw:text-box>
            <text:p text:style-name="P2"><text:span text:style-name="T4">2.</text:span></text:p>
          </draw:text-box>
        </draw:frame>
        <draw:frame draw:style-name="gr38" draw:text-style-name="P5" draw:layer="layout" svg:width="0.494cm" svg:height="0.556cm" svg:x="2.376cm" svg:y="13.583cm">
          <draw:text-box>
            <text:p text:style-name="P2"><text:span text:style-name="T8"><text:s/></text:span></text:p>
          </draw:text-box>
        </draw:frame>
        <draw:frame draw:style-name="gr48" draw:text-style-name="P5" draw:layer="layout" svg:width="1.166cm" svg:height="0.657cm" svg:x="2.753cm" svg:y="13.497cm">
          <draw:text-box>
            <text:p text:style-name="P2"><text:span text:style-name="T4">Если </text:span></text:p>
          </draw:text-box>
        </draw:frame>
        <draw:frame draw:style-name="gr49" draw:text-style-name="P5" draw:layer="layout" svg:width="1.357cm" svg:height="0.496cm" svg:x="3.921cm" svg:y="13.663cm">
          <draw:text-box>
            <text:p text:style-name="P2"><text:span text:style-name="T6">email</text:span></text:p>
          </draw:text-box>
        </draw:frame>
        <draw:frame draw:style-name="gr50" draw:text-style-name="P5" draw:layer="layout" svg:width="4.641cm" svg:height="0.657cm" svg:x="5.275cm" svg:y="13.497cm">
          <draw:text-box>
            <text:p text:style-name="P2"><text:span text:style-name="T4"><text:s/></text:span><text:span text:style-name="T4">содержит символы </text:span></text:p>
          </draw:text-box>
        </draw:frame>
        <draw:frame draw:style-name="gr26" draw:text-style-name="P5" draw:layer="layout" svg:width="0.815cm" svg:height="0.496cm" svg:x="9.917cm" svg:y="13.663cm">
          <draw:text-box>
            <text:p text:style-name="P2"><text:span text:style-name="T6">"."</text:span></text:p>
          </draw:text-box>
        </draw:frame>
        <draw:frame draw:style-name="gr51" draw:text-style-name="P5" draw:layer="layout" svg:width="0.535cm" svg:height="0.657cm" svg:x="10.73cm" svg:y="13.497cm">
          <draw:text-box>
            <text:p text:style-name="P2"><text:span text:style-name="T4"><text:s/></text:span><text:span text:style-name="T4">в </text:span></text:p>
          </draw:text-box>
        </draw:frame>
        <draw:frame draw:style-name="gr44" draw:text-style-name="P5" draw:layer="layout" svg:width="2.169cm" svg:height="0.496cm" svg:x="11.267cm" svg:y="13.663cm">
          <draw:text-box>
            <text:p text:style-name="P2"><text:span text:style-name="T6">username</text:span></text:p>
          </draw:text-box>
        </draw:frame>
        <draw:frame draw:style-name="gr52" draw:text-style-name="P5" draw:layer="layout" svg:width="6.212cm" svg:height="0.657cm" svg:x="13.435cm" svg:y="13.497cm">
          <draw:text-box>
            <text:p text:style-name="P2"><text:span text:style-name="T4">, почтовый сервер считает </text:span></text:p>
          </draw:text-box>
        </draw:frame>
        <draw:frame draw:style-name="gr53" draw:text-style-name="P5" draw:layer="layout" svg:width="1.065cm" svg:height="0.657cm" svg:x="2.753cm" svg:y="14.153cm">
          <draw:text-box>
            <text:p text:style-name="P2"><text:span text:style-name="T4">этот </text:span></text:p>
          </draw:text-box>
        </draw:frame>
        <draw:frame draw:style-name="gr49" draw:text-style-name="P5" draw:layer="layout" svg:width="1.357cm" svg:height="0.496cm" svg:x="3.976cm" svg:y="14.319cm">
          <draw:text-box>
            <text:p text:style-name="P2"><text:span text:style-name="T6">email</text:span></text:p>
          </draw:text-box>
        </draw:frame>
        <draw:frame draw:style-name="gr54" draw:text-style-name="P5" draw:layer="layout" svg:width="13.058cm" svg:height="0.657cm" svg:x="5.33cm" svg:y="14.153cm">
          <draw:text-box>
            <text:p text:style-name="P2"><text:span text:style-name="T4"><text:s text:c="2"/></text:span><text:span text:style-name="T4">одинаковым <text:s/>с <text:s/>тем, <text:s/>который <text:s/>не <text:s/>содержит <text:s/>ни <text:s/>одной </text:span></text:p>
          </draw:text-box>
        </draw:frame>
        <draw:frame draw:style-name="gr26" draw:text-style-name="P5" draw:layer="layout" svg:width="0.815cm" svg:height="0.496cm" svg:x="18.699cm" svg:y="14.319cm">
          <draw:text-box>
            <text:p text:style-name="P2"><text:span text:style-name="T6">"."</text:span></text:p>
          </draw:text-box>
        </draw:frame>
        <draw:frame draw:style-name="gr5" draw:text-style-name="P5" draw:layer="layout" svg:width="0.494cm" svg:height="0.657cm" svg:x="19.507cm" svg:y="14.153cm">
          <draw:text-box>
            <text:p text:style-name="P2"><text:span text:style-name="T4"><text:s/></text:span></text:p>
          </draw:text-box>
        </draw:frame>
        <draw:frame draw:style-name="gr5" draw:text-style-name="P5" draw:layer="layout" svg:width="0.494cm" svg:height="0.657cm" svg:x="2.753cm" svg:y="14.813cm">
          <draw:text-box>
            <text:p text:style-name="P2"><text:span text:style-name="T4">(</text:span></text:p>
          </draw:text-box>
        </draw:frame>
        <draw:frame draw:style-name="gr55" draw:text-style-name="P5" draw:layer="layout" svg:width="11.923cm" svg:height="0.496cm" svg:x="2.901cm" svg:y="14.98cm">
          <draw:text-box>
            <text:p text:style-name="P2"><text:span text:style-name="T6">"qw.ert.y.@example.com"="qwerty@example.com"</text:span></text:p>
          </draw:text-box>
        </draw:frame>
        <draw:frame draw:style-name="gr5" draw:text-style-name="P5" draw:layer="layout" svg:width="0.494cm" svg:height="0.657cm" svg:x="14.846cm" svg:y="14.813cm">
          <draw:text-box>
            <text:p text:style-name="P2"><text:span text:style-name="T4">). </text:span></text:p>
          </draw:text-box>
        </draw:frame>
        <draw:frame draw:style-name="gr5" draw:text-style-name="P5" draw:layer="layout" svg:width="0.494cm" svg:height="0.657cm" svg:x="2.003cm" svg:y="15.469cm">
          <draw:text-box>
            <text:p text:style-name="P2"><text:span text:style-name="T4">3.</text:span></text:p>
          </draw:text-box>
        </draw:frame>
        <draw:frame draw:style-name="gr38" draw:text-style-name="P5" draw:layer="layout" svg:width="0.494cm" svg:height="0.556cm" svg:x="2.376cm" svg:y="15.556cm">
          <draw:text-box>
            <text:p text:style-name="P2"><text:span text:style-name="T8"><text:s/></text:span></text:p>
          </draw:text-box>
        </draw:frame>
        <draw:frame draw:style-name="gr48" draw:text-style-name="P5" draw:layer="layout" svg:width="1.166cm" svg:height="0.657cm" svg:x="2.753cm" svg:y="15.469cm">
          <draw:text-box>
            <text:p text:style-name="P2"><text:span text:style-name="T4">Если </text:span></text:p>
          </draw:text-box>
        </draw:frame>
        <draw:frame draw:style-name="gr44" draw:text-style-name="P5" draw:layer="layout" svg:width="2.169cm" svg:height="0.496cm" svg:x="3.933cm" svg:y="15.636cm">
          <draw:text-box>
            <text:p text:style-name="P2"><text:span text:style-name="T6">username</text:span></text:p>
          </draw:text-box>
        </draw:frame>
        <draw:frame draw:style-name="gr56" draw:text-style-name="P5" draw:layer="layout" svg:width="2.474cm" svg:height="0.657cm" svg:x="6.102cm" svg:y="15.469cm">
          <draw:text-box>
            <text:p text:style-name="P2"><text:span text:style-name="T4"><text:s/></text:span><text:span text:style-name="T4">содержит </text:span></text:p>
          </draw:text-box>
        </draw:frame>
        <draw:frame draw:style-name="gr26" draw:text-style-name="P5" draw:layer="layout" svg:width="0.815cm" svg:height="0.496cm" svg:x="8.604cm" svg:y="15.636cm">
          <draw:text-box>
            <text:p text:style-name="P2"><text:span text:style-name="T6">"+"</text:span></text:p>
          </draw:text-box>
        </draw:frame>
        <draw:frame draw:style-name="gr57" draw:text-style-name="P5" draw:layer="layout" svg:width="10.183cm" svg:height="0.657cm" svg:x="9.417cm" svg:y="15.469cm">
          <draw:text-box>
            <text:p text:style-name="P2"><text:span text:style-name="T4">, почтовый сервер игнорирует все символы </text:span></text:p>
          </draw:text-box>
        </draw:frame>
        <draw:frame draw:style-name="gr58" draw:text-style-name="P5" draw:layer="layout" svg:width="1.467cm" svg:height="0.657cm" svg:x="2.753cm" svg:y="16.126cm">
          <draw:text-box>
            <text:p text:style-name="P2"><text:span text:style-name="T4">после </text:span></text:p>
          </draw:text-box>
        </draw:frame>
        <draw:frame draw:style-name="gr26" draw:text-style-name="P5" draw:layer="layout" svg:width="0.815cm" svg:height="0.496cm" svg:x="4.213cm" svg:y="16.293cm">
          <draw:text-box>
            <text:p text:style-name="P2"><text:span text:style-name="T6">"+"</text:span></text:p>
          </draw:text-box>
        </draw:frame>
        <draw:frame draw:style-name="gr5" draw:text-style-name="P5" draw:layer="layout" svg:width="0.494cm" svg:height="0.657cm" svg:x="5.026cm" svg:y="16.126cm">
          <draw:text-box>
            <text:p text:style-name="P2"><text:span text:style-name="T4"><text:s/></text:span><text:span text:style-name="T4">(</text:span></text:p>
          </draw:text-box>
        </draw:frame>
        <draw:frame draw:style-name="gr59" draw:text-style-name="P5" draw:layer="layout" svg:width="5.421cm" svg:height="0.496cm" svg:x="5.309cm" svg:y="16.293cm">
          <draw:text-box>
            <text:p text:style-name="P2"><text:span text:style-name="T6">"qw+erty@example.com</text:span></text:p>
          </draw:text-box>
        </draw:frame>
        <draw:frame draw:style-name="gr60" draw:text-style-name="P5" draw:layer="layout" svg:width="0.895cm" svg:height="0.657cm" svg:x="10.738cm" svg:y="16.126cm">
          <draw:text-box>
            <text:p text:style-name="P2"><text:span text:style-name="T4">" → </text:span></text:p>
          </draw:text-box>
        </draw:frame>
        <draw:frame draw:style-name="gr61" draw:text-style-name="P5" draw:layer="layout" svg:width="4.337cm" svg:height="0.496cm" svg:x="11.636cm" svg:y="16.293cm">
          <draw:text-box>
            <text:p text:style-name="P2"><text:span text:style-name="T6">"qw@example.com"</text:span></text:p>
          </draw:text-box>
        </draw:frame>
        <draw:frame draw:style-name="gr5" draw:text-style-name="P5" draw:layer="layout" svg:width="0.494cm" svg:height="0.657cm" svg:x="15.98cm" svg:y="16.126cm">
          <draw:text-box>
            <text:p text:style-name="P2"><text:span text:style-name="T4">). </text:span></text:p>
          </draw:text-box>
        </draw:frame>
        <draw:frame draw:style-name="gr5" draw:text-style-name="P5" draw:layer="layout" svg:width="0.494cm" svg:height="0.657cm" svg:x="2.003cm" svg:y="16.782cm">
          <draw:text-box>
            <text:p text:style-name="P2"><text:span text:style-name="T4">4.</text:span></text:p>
          </draw:text-box>
        </draw:frame>
        <draw:frame draw:style-name="gr38" draw:text-style-name="P5" draw:layer="layout" svg:width="0.494cm" svg:height="0.556cm" svg:x="2.376cm" svg:y="16.869cm">
          <draw:text-box>
            <text:p text:style-name="P2"><text:span text:style-name="T8"><text:s/></text:span></text:p>
          </draw:text-box>
        </draw:frame>
        <draw:frame draw:style-name="gr62" draw:text-style-name="P5" draw:layer="layout" svg:width="2.457cm" svg:height="0.657cm" svg:x="2.753cm" svg:y="16.782cm">
          <draw:text-box>
            <text:p text:style-name="P2"><text:span text:style-name="T4">Почтовый </text:span></text:p>
          </draw:text-box>
        </draw:frame>
        <draw:frame draw:style-name="gr63" draw:text-style-name="P5" draw:layer="layout" svg:width="1.729cm" svg:height="0.657cm" svg:x="5.389cm" svg:y="16.782cm">
          <draw:text-box>
            <text:p text:style-name="P2"><text:span text:style-name="T4">сервер </text:span></text:p>
          </draw:text-box>
        </draw:frame>
        <draw:frame draw:style-name="gr64" draw:text-style-name="P5" draw:layer="layout" svg:width="2.419cm" svg:height="0.657cm" svg:x="7.293cm" svg:y="16.782cm">
          <draw:text-box>
            <text:p text:style-name="P2"><text:span text:style-name="T4">допускает </text:span></text:p>
          </draw:text-box>
        </draw:frame>
        <draw:frame draw:style-name="gr65" draw:text-style-name="P5" draw:layer="layout" svg:width="1.336cm" svg:height="0.657cm" svg:x="9.886cm" svg:y="16.782cm">
          <draw:text-box>
            <text:p text:style-name="P2"><text:span text:style-name="T4">лишь </text:span></text:p>
          </draw:text-box>
        </draw:frame>
        <draw:frame draw:style-name="gr66" draw:text-style-name="P5" draw:layer="layout" svg:width="2.055cm" svg:height="0.657cm" svg:x="11.393cm" svg:y="16.782cm">
          <draw:text-box>
            <text:p text:style-name="P2"><text:span text:style-name="T4">наличие </text:span></text:p>
          </draw:text-box>
        </draw:frame>
        <draw:frame draw:style-name="gr67" draw:text-style-name="P5" draw:layer="layout" svg:width="2.724cm" svg:height="0.657cm" svg:x="13.626cm" svg:y="16.782cm">
          <draw:text-box>
            <text:p text:style-name="P2"><text:span text:style-name="T4">следующих </text:span></text:p>
          </draw:text-box>
        </draw:frame>
        <draw:frame draw:style-name="gr68" draw:text-style-name="P5" draw:layer="layout" svg:width="3.13cm" svg:height="0.657cm" svg:x="16.521cm" svg:y="16.782cm">
          <draw:text-box>
            <text:p text:style-name="P2"><text:span text:style-name="T4">специальных </text:span></text:p>
          </draw:text-box>
        </draw:frame>
        <draw:frame draw:style-name="gr69" draw:text-style-name="P5" draw:layer="layout" svg:width="2.373cm" svg:height="0.657cm" svg:x="2.753cm" svg:y="17.439cm">
          <draw:text-box>
            <text:p text:style-name="P2"><text:span text:style-name="T4">символов </text:span></text:p>
          </draw:text-box>
        </draw:frame>
        <draw:frame draw:style-name="gr5" draw:text-style-name="P5" draw:layer="layout" svg:width="0.494cm" svg:height="0.657cm" svg:x="5.364cm" svg:y="17.439cm">
          <draw:text-box>
            <text:p text:style-name="P2"><text:span text:style-name="T4">в </text:span></text:p>
          </draw:text-box>
        </draw:frame>
        <draw:frame draw:style-name="gr70" draw:text-style-name="P5" draw:layer="layout" svg:width="1.958cm" svg:height="0.657cm" svg:x="6.007cm" svg:y="17.439cm">
          <draw:text-box>
            <text:p text:style-name="P2"><text:span text:style-name="T4">домене: </text:span></text:p>
          </draw:text-box>
        </draw:frame>
        <draw:frame draw:style-name="gr26" draw:text-style-name="P5" draw:layer="layout" svg:width="0.815cm" svg:height="0.496cm" svg:x="8.21cm" svg:y="17.605cm">
          <draw:text-box>
            <text:p text:style-name="P2"><text:span text:style-name="T6">"."</text:span></text:p>
          </draw:text-box>
        </draw:frame>
        <draw:frame draw:style-name="gr5" draw:text-style-name="P5" draw:layer="layout" svg:width="0.494cm" svg:height="0.657cm" svg:x="9.023cm" svg:y="17.439cm">
          <draw:text-box>
            <text:p text:style-name="P2"><text:span text:style-name="T4">, </text:span></text:p>
          </draw:text-box>
        </draw:frame>
        <draw:frame draw:style-name="gr26" draw:text-style-name="P5" draw:layer="layout" svg:width="0.815cm" svg:height="0.496cm" svg:x="9.514cm" svg:y="17.605cm">
          <draw:text-box>
            <text:p text:style-name="P2"><text:span text:style-name="T6">"-"</text:span></text:p>
          </draw:text-box>
        </draw:frame>
        <draw:frame draw:style-name="gr5" draw:text-style-name="P5" draw:layer="layout" svg:width="0.494cm" svg:height="0.657cm" svg:x="10.328cm" svg:y="17.439cm">
          <draw:text-box>
            <text:p text:style-name="P2"><text:span text:style-name="T4"><text:s/></text:span></text:p>
          </draw:text-box>
        </draw:frame>
        <draw:frame draw:style-name="gr5" draw:text-style-name="P5" draw:layer="layout" svg:width="0.494cm" svg:height="0.657cm" svg:x="10.713cm" svg:y="17.439cm">
          <draw:text-box>
            <text:p text:style-name="P2"><text:span text:style-name="T4">и </text:span></text:p>
          </draw:text-box>
        </draw:frame>
        <draw:frame draw:style-name="gr26" draw:text-style-name="P5" draw:layer="layout" svg:width="0.815cm" svg:height="0.496cm" svg:x="11.386cm" svg:y="17.605cm">
          <draw:text-box>
            <text:p text:style-name="P2"><text:span text:style-name="T6">"_"</text:span></text:p>
          </draw:text-box>
        </draw:frame>
        <draw:frame draw:style-name="gr5" draw:text-style-name="P5" draw:layer="layout" svg:width="0.494cm" svg:height="0.657cm" svg:x="12.199cm" svg:y="17.439cm">
          <draw:text-box>
            <text:p text:style-name="P2"><text:span text:style-name="T4">. </text:span></text:p>
          </draw:text-box>
        </draw:frame>
        <draw:frame draw:style-name="gr71" draw:text-style-name="P5" draw:layer="layout" svg:width="1.759cm" svg:height="0.657cm" svg:x="12.69cm" svg:y="17.439cm">
          <draw:text-box>
            <text:p text:style-name="P2"><text:span text:style-name="T4">Адреса </text:span></text:p>
          </draw:text-box>
        </draw:frame>
        <draw:frame draw:style-name="gr30" draw:text-style-name="P5" draw:layer="layout" svg:width="3.075cm" svg:height="0.657cm" svg:x="14.695cm" svg:y="17.439cm">
          <draw:text-box>
            <text:p text:style-name="P2"><text:span text:style-name="T4">электронной </text:span></text:p>
          </draw:text-box>
        </draw:frame>
        <draw:frame draw:style-name="gr72" draw:text-style-name="P5" draw:layer="layout" svg:width="1.657cm" svg:height="0.657cm" svg:x="17.996cm" svg:y="17.439cm">
          <draw:text-box>
            <text:p text:style-name="P2"><text:span text:style-name="T4">почты, </text:span></text:p>
          </draw:text-box>
        </draw:frame>
        <draw:frame draw:style-name="gr73" draw:text-style-name="P5" draw:layer="layout" svg:width="5.573cm" svg:height="0.657cm" svg:x="2.753cm" svg:y="18.099cm">
          <draw:text-box>
            <text:p text:style-name="P2"><text:span text:style-name="T4">содержащие <text:s/>в <text:s/>домене </text:span></text:p>
          </draw:text-box>
        </draw:frame>
        <draw:frame draw:style-name="gr74" draw:text-style-name="P5" draw:layer="layout" svg:width="8.587cm" svg:height="0.657cm" svg:x="8.566cm" svg:y="18.099cm">
          <draw:text-box>
            <text:p text:style-name="P2"><text:span text:style-name="T4">другие <text:s/>произвольные <text:s/>специальные </text:span></text:p>
          </draw:text-box>
        </draw:frame>
        <draw:frame draw:style-name="gr75" draw:text-style-name="P5" draw:layer="layout" svg:width="2.275cm" svg:height="0.657cm" svg:x="17.369cm" svg:y="18.099cm">
          <draw:text-box>
            <text:p text:style-name="P2"><text:span text:style-name="T4">символы, </text:span></text:p>
          </draw:text-box>
        </draw:frame>
        <draw:frame draw:style-name="gr76" draw:text-style-name="P5" draw:layer="layout" svg:width="6.022cm" svg:height="0.657cm" svg:x="2.753cm" svg:y="18.755cm">
          <draw:text-box>
            <text:p text:style-name="P2"><text:span text:style-name="T4">считаются невалидными. (</text:span></text:p>
          </draw:text-box>
        </draw:frame>
        <draw:frame draw:style-name="gr77" draw:text-style-name="P5" draw:layer="layout" svg:width="4.608cm" svg:height="0.496cm" svg:x="8.756cm" svg:y="18.922cm">
          <draw:text-box>
            <text:p text:style-name="P2"><text:span text:style-name="T6">"qwerty@1.q?.com"</text:span></text:p>
          </draw:text-box>
        </draw:frame>
        <draw:frame draw:style-name="gr78" draw:text-style-name="P5" draw:layer="layout" svg:width="5.036cm" svg:height="0.657cm" svg:x="13.363cm" svg:y="18.755cm">
          <draw:text-box>
            <text:p text:style-name="P2"><text:span text:style-name="T4"><text:s/>– </text:span><text:span text:style-name="T4">невалидный email). </text:span></text:p>
          </draw:text-box>
        </draw:frame>
        <draw:frame draw:style-name="gr5" draw:text-style-name="P5" draw:layer="layout" svg:width="0.494cm" svg:height="0.657cm" svg:x="2.003cm" svg:y="19.411cm">
          <draw:text-box>
            <text:p text:style-name="P2"><text:span text:style-name="T4">5.</text:span></text:p>
          </draw:text-box>
        </draw:frame>
        <draw:frame draw:style-name="gr38" draw:text-style-name="P5" draw:layer="layout" svg:width="0.494cm" svg:height="0.556cm" svg:x="2.376cm" svg:y="19.497cm">
          <draw:text-box>
            <text:p text:style-name="P2"><text:span text:style-name="T8"><text:s/></text:span></text:p>
          </draw:text-box>
        </draw:frame>
        <draw:frame draw:style-name="gr79" draw:text-style-name="P5" draw:layer="layout" svg:width="17.346cm" svg:height="0.657cm" svg:x="2.753cm" svg:y="19.411cm">
          <draw:text-box>
            <text:p text:style-name="P2"><text:span text:style-name="T4">Домен, <text:s/>который <text:s/>не <text:s/>содержит <text:s/>ни <text:s/>одной <text:s/>буквы <text:s/>латинского <text:s/>алфавита, <text:s/>в </text:span></text:p>
          </draw:text-box>
        </draw:frame>
        <draw:frame draw:style-name="gr80" draw:text-style-name="P5" draw:layer="layout" svg:width="2.542cm" svg:height="0.657cm" svg:x="2.753cm" svg:y="20.067cm">
          <draw:text-box>
            <text:p text:style-name="P2"><text:span text:style-name="T4">последних </text:span></text:p>
          </draw:text-box>
        </draw:frame>
        <draw:frame draw:style-name="gr81" draw:text-style-name="P5" draw:layer="layout" svg:width="1.141cm" svg:height="0.657cm" svg:x="5.599cm" svg:y="20.067cm">
          <draw:text-box>
            <text:p text:style-name="P2"><text:span text:style-name="T4">двух </text:span></text:p>
          </draw:text-box>
        </draw:frame>
        <draw:frame draw:style-name="gr82" draw:text-style-name="P5" draw:layer="layout" svg:width="2.733cm" svg:height="0.657cm" svg:x="7.047cm" svg:y="20.067cm">
          <draw:text-box>
            <text:p text:style-name="P2"><text:span text:style-name="T4">подстроках </text:span></text:p>
          </draw:text-box>
        </draw:frame>
        <draw:frame draw:style-name="gr83" draw:text-style-name="P5" draw:layer="layout" svg:width="1.954cm" svg:height="0.657cm" svg:x="10.08cm" svg:y="20.067cm">
          <draw:text-box>
            <text:p text:style-name="P2"><text:span text:style-name="T4">домена, </text:span></text:p>
          </draw:text-box>
        </draw:frame>
        <draw:frame draw:style-name="gr84" draw:text-style-name="P5" draw:layer="layout" svg:width="3.304cm" svg:height="0.657cm" svg:x="12.344cm" svg:y="20.067cm">
          <draw:text-box>
            <text:p text:style-name="P2"><text:span text:style-name="T4">разделенного </text:span></text:p>
          </draw:text-box>
        </draw:frame>
        <draw:frame draw:style-name="gr26" draw:text-style-name="P5" draw:layer="layout" svg:width="0.815cm" svg:height="0.496cm" svg:x="15.95cm" svg:y="20.234cm">
          <draw:text-box>
            <text:p text:style-name="P2"><text:span text:style-name="T6">"."</text:span></text:p>
          </draw:text-box>
        </draw:frame>
        <draw:frame draw:style-name="gr5" draw:text-style-name="P5" draw:layer="layout" svg:width="0.494cm" svg:height="0.657cm" svg:x="16.763cm" svg:y="20.067cm">
          <draw:text-box>
            <text:p text:style-name="P2"><text:span text:style-name="T4">, </text:span></text:p>
          </draw:text-box>
        </draw:frame>
        <draw:frame draw:style-name="gr85" draw:text-style-name="P5" draw:layer="layout" svg:width="2.33cm" svg:height="0.657cm" svg:x="17.322cm" svg:y="20.067cm">
          <draw:text-box>
            <text:p text:style-name="P2"><text:span text:style-name="T4">считается </text:span></text:p>
          </draw:text-box>
        </draw:frame>
        <draw:frame draw:style-name="gr86" draw:text-style-name="P5" draw:layer="layout" svg:width="3.008cm" svg:height="0.657cm" svg:x="2.753cm" svg:y="20.724cm">
          <draw:text-box>
            <text:p text:style-name="P2"><text:span text:style-name="T4">невалидным </text:span></text:p>
          </draw:text-box>
        </draw:frame>
        <draw:frame draw:style-name="gr5" draw:text-style-name="P5" draw:layer="layout" svg:width="0.494cm" svg:height="0.657cm" svg:x="7.488cm" svg:y="20.724cm">
          <draw:text-box>
            <text:p text:style-name="P2"><text:span text:style-name="T4">(</text:span></text:p>
          </draw:text-box>
        </draw:frame>
        <draw:frame draw:style-name="gr59" draw:text-style-name="P5" draw:layer="layout" svg:width="5.421cm" svg:height="0.496cm" svg:x="7.639cm" svg:y="20.89cm">
          <draw:text-box>
            <text:p text:style-name="P2"><text:span text:style-name="T6">"qwerty@1.2.3.1.com"</text:span></text:p>
          </draw:text-box>
        </draw:frame>
        <draw:frame draw:style-name="gr5" draw:text-style-name="P5" draw:layer="layout" svg:width="0.494cm" svg:height="0.657cm" svg:x="13.067cm" svg:y="20.724cm">
          <draw:text-box>
            <text:p text:style-name="P2"><text:span text:style-name="T4">, </text:span></text:p>
          </draw:text-box>
        </draw:frame>
        <draw:frame draw:style-name="gr61" draw:text-style-name="P5" draw:layer="layout" svg:width="4.337cm" svg:height="0.496cm" svg:x="15.057cm" svg:y="20.89cm">
          <draw:text-box>
            <text:p text:style-name="P2"><text:span text:style-name="T6">"qwerty@1.2.3.1"</text:span></text:p>
          </draw:text-box>
        </draw:frame>
        <draw:frame draw:style-name="gr5" draw:text-style-name="P5" draw:layer="layout" svg:width="0.494cm" svg:height="0.657cm" svg:x="19.397cm" svg:y="20.724cm">
          <draw:text-box>
            <text:p text:style-name="P2"><text:span text:style-name="T4">, </text:span></text:p>
          </draw:text-box>
        </draw:frame>
        <draw:frame draw:style-name="gr42" draw:text-style-name="P5" draw:layer="layout" svg:width="5.15cm" svg:height="0.496cm" svg:x="2.753cm" svg:y="21.546cm">
          <draw:text-box>
            <text:p text:style-name="P2"><text:span text:style-name="T6">"qwerty@1.2.3.1q.1"</text:span></text:p>
          </draw:text-box>
        </draw:frame>
        <draw:frame draw:style-name="gr87" draw:text-style-name="P5" draw:layer="layout" svg:width="3.711cm" svg:height="0.657cm" svg:x="7.91cm" svg:y="21.38cm">
          <draw:text-box>
            <text:p text:style-name="P2"><text:span text:style-name="T4"><text:s text:c="2"/>– <text:s/></text:span><text:span text:style-name="T4">невалидные </text:span></text:p>
          </draw:text-box>
        </draw:frame>
        <draw:frame draw:style-name="gr49" draw:text-style-name="P5" draw:layer="layout" svg:width="1.357cm" svg:height="0.496cm" svg:x="11.792cm" svg:y="21.546cm">
          <draw:text-box>
            <text:p text:style-name="P2"><text:span text:style-name="T6">email</text:span></text:p>
          </draw:text-box>
        </draw:frame>
        <draw:frame draw:style-name="gr5" draw:text-style-name="P5" draw:layer="layout" svg:width="0.494cm" svg:height="0.657cm" svg:x="13.147cm" svg:y="21.38cm">
          <draw:text-box>
            <text:p text:style-name="P2"><text:span text:style-name="T4">; </text:span></text:p>
          </draw:text-box>
        </draw:frame>
        <draw:frame draw:style-name="gr59" draw:text-style-name="P5" draw:layer="layout" svg:width="5.421cm" svg:height="0.496cm" svg:x="13.542cm" svg:y="21.546cm">
          <draw:text-box>
            <text:p text:style-name="P2"><text:span text:style-name="T6">"qwerty@1.2.3.1q.1w"</text:span></text:p>
          </draw:text-box>
        </draw:frame>
        <draw:frame draw:style-name="gr88" draw:text-style-name="P5" draw:layer="layout" svg:width="0.658cm" svg:height="0.657cm" svg:x="18.97cm" svg:y="21.38cm">
          <draw:text-box>
            <text:p text:style-name="P2"><text:span text:style-name="T4"><text:s text:c="2"/>– </text:span></text:p>
          </draw:text-box>
        </draw:frame>
        <draw:frame draw:style-name="gr89" draw:text-style-name="P5" draw:layer="layout" svg:width="2.402cm" svg:height="0.657cm" svg:x="2.753cm" svg:y="22.04cm">
          <draw:text-box>
            <text:p text:style-name="P2"><text:span text:style-name="T4">валидный </text:span></text:p>
          </draw:text-box>
        </draw:frame>
        <draw:frame draw:style-name="gr49" draw:text-style-name="P5" draw:layer="layout" svg:width="1.357cm" svg:height="0.496cm" svg:x="5.144cm" svg:y="22.207cm">
          <draw:text-box>
            <text:p text:style-name="P2"><text:span text:style-name="T6">email</text:span></text:p>
          </draw:text-box>
        </draw:frame>
        <draw:frame draw:style-name="gr5" draw:text-style-name="P5" draw:layer="layout" svg:width="0.494cm" svg:height="0.657cm" svg:x="6.5cm" svg:y="22.04cm">
          <draw:text-box>
            <text:p text:style-name="P2"><text:span text:style-name="T4">). </text:span></text:p>
          </draw:text-box>
        </draw:frame>
        <draw:frame draw:style-name="gr5" draw:text-style-name="P5" draw:layer="layout" svg:width="0.494cm" svg:height="0.657cm" svg:x="2.003cm" svg:y="22.697cm">
          <draw:text-box>
            <text:p text:style-name="P2"><text:span text:style-name="T4">6.</text:span></text:p>
          </draw:text-box>
        </draw:frame>
        <draw:frame draw:style-name="gr38" draw:text-style-name="P5" draw:layer="layout" svg:width="0.494cm" svg:height="0.556cm" svg:x="2.376cm" svg:y="22.784cm">
          <draw:text-box>
            <text:p text:style-name="P2"><text:span text:style-name="T8"><text:s/></text:span></text:p>
          </draw:text-box>
        </draw:frame>
        <draw:frame draw:style-name="gr62" draw:text-style-name="P5" draw:layer="layout" svg:width="2.457cm" svg:height="0.657cm" svg:x="2.753cm" svg:y="22.697cm">
          <draw:text-box>
            <text:p text:style-name="P2"><text:span text:style-name="T4">Почтовый </text:span></text:p>
          </draw:text-box>
        </draw:frame>
        <draw:frame draw:style-name="gr63" draw:text-style-name="P5" draw:layer="layout" svg:width="1.729cm" svg:height="0.657cm" svg:x="5.652cm" svg:y="22.697cm">
          <draw:text-box>
            <text:p text:style-name="P2"><text:span text:style-name="T4">сервер </text:span></text:p>
          </draw:text-box>
        </draw:frame>
        <draw:frame draw:style-name="gr90" draw:text-style-name="P5" draw:layer="layout" svg:width="2.771cm" svg:height="0.657cm" svg:x="7.827cm" svg:y="22.697cm">
          <draw:text-box>
            <text:p text:style-name="P2"><text:span text:style-name="T4">игнорирует </text:span></text:p>
          </draw:text-box>
        </draw:frame>
        <draw:frame draw:style-name="gr91" draw:text-style-name="P5" draw:layer="layout" svg:width="1.89cm" svg:height="0.657cm" svg:x="11.026cm" svg:y="22.697cm">
          <draw:text-box>
            <text:p text:style-name="P2"><text:span text:style-name="T4">регистр </text:span></text:p>
          </draw:text-box>
        </draw:frame>
        <draw:frame draw:style-name="gr92" draw:text-style-name="P5" draw:layer="layout" svg:width="2.28cm" svg:height="0.657cm" svg:x="13.367cm" svg:y="22.697cm">
          <draw:text-box>
            <text:p text:style-name="P2"><text:span text:style-name="T4">username </text:span></text:p>
          </draw:text-box>
        </draw:frame>
        <draw:frame draw:style-name="gr5" draw:text-style-name="P5" draw:layer="layout" svg:width="0.494cm" svg:height="0.657cm" svg:x="16.086cm" svg:y="22.697cm">
          <draw:text-box>
            <text:p text:style-name="P2"><text:span text:style-name="T4">и </text:span></text:p>
          </draw:text-box>
        </draw:frame>
        <draw:frame draw:style-name="gr93" draw:text-style-name="P5" draw:layer="layout" svg:width="1.628cm" svg:height="0.496cm" svg:x="16.962cm" svg:y="22.864cm">
          <draw:text-box>
            <text:p text:style-name="P2"><text:span text:style-name="T6">domain</text:span></text:p>
          </draw:text-box>
        </draw:frame>
        <draw:frame draw:style-name="gr5" draw:text-style-name="P5" draw:layer="layout" svg:width="0.494cm" svg:height="0.657cm" svg:x="18.589cm" svg:y="22.697cm">
          <draw:text-box>
            <text:p text:style-name="P2"><text:span text:style-name="T4">.</text:span></text:p>
          </draw:text-box>
        </draw:frame>
        <draw:frame draw:style-name="gr26" draw:text-style-name="P5" draw:layer="layout" svg:width="0.815cm" svg:height="0.496cm" svg:x="18.694cm" svg:y="22.864cm">
          <draw:text-box>
            <text:p text:style-name="P2"><text:span text:style-name="T6">tld</text:span></text:p>
          </draw:text-box>
        </draw:frame>
        <draw:frame draw:style-name="gr5" draw:text-style-name="P5" draw:layer="layout" svg:width="0.494cm" svg:height="0.657cm" svg:x="19.507cm" svg:y="22.697cm">
          <draw:text-box>
            <text:p text:style-name="P2"><text:span text:style-name="T4"><text:s/></text:span></text:p>
          </draw:text-box>
        </draw:frame>
        <draw:frame draw:style-name="gr5" draw:text-style-name="P5" draw:layer="layout" svg:width="0.494cm" svg:height="0.657cm" svg:x="2.753cm" svg:y="23.354cm">
          <draw:text-box>
            <text:p text:style-name="P2"><text:span text:style-name="T4">(</text:span></text:p>
          </draw:text-box>
        </draw:frame>
        <draw:frame draw:style-name="gr59" draw:text-style-name="P5" draw:layer="layout" svg:width="5.421cm" svg:height="0.496cm" svg:x="2.901cm" svg:y="23.52cm">
          <draw:text-box>
            <text:p text:style-name="P2"><text:span text:style-name="T6">"qwErTy@eXampLe.cOm"</text:span></text:p>
          </draw:text-box>
        </draw:frame>
        <draw:frame draw:style-name="gr5" draw:text-style-name="P5" draw:layer="layout" svg:width="0.494cm" svg:height="0.657cm" svg:x="8.329cm" svg:y="23.354cm">
          <draw:text-box>
            <text:p text:style-name="P2"><text:span text:style-name="T4">, </text:span></text:p>
          </draw:text-box>
        </draw:frame>
        <draw:frame draw:style-name="gr59" draw:text-style-name="P5" draw:layer="layout" svg:width="5.421cm" svg:height="0.496cm" svg:x="8.57cm" svg:y="23.52cm">
          <draw:text-box>
            <text:p text:style-name="P2"><text:span text:style-name="T6">"QWERTY@EXample.COM"</text:span></text:p>
          </draw:text-box>
        </draw:frame>
        <draw:frame draw:style-name="gr94" draw:text-style-name="P5" draw:layer="layout" svg:width="3.461cm" svg:height="0.657cm" svg:x="13.999cm" svg:y="23.354cm">
          <draw:text-box>
            <text:p text:style-name="P2"><text:span text:style-name="T4"><text:s/>– </text:span><text:span text:style-name="T4">одинаковые </text:span></text:p>
          </draw:text-box>
        </draw:frame>
        <draw:frame draw:style-name="gr49" draw:text-style-name="P5" draw:layer="layout" svg:width="1.357cm" svg:height="0.496cm" svg:x="17.454cm" svg:y="23.52cm">
          <draw:text-box>
            <text:p text:style-name="P2"><text:span text:style-name="T6">email</text:span></text:p>
          </draw:text-box>
        </draw:frame>
        <draw:frame draw:style-name="gr5" draw:text-style-name="P5" draw:layer="layout" svg:width="0.494cm" svg:height="0.657cm" svg:x="18.809cm" svg:y="23.354cm">
          <draw:text-box>
            <text:p text:style-name="P2"><text:span text:style-name="T4">). </text:span></text:p>
          </draw:text-box>
        </draw:frame>
        <draw:frame draw:style-name="gr5" draw:text-style-name="P5" draw:layer="layout" svg:width="0.494cm" svg:height="0.657cm" svg:x="2.003cm" svg:y="24.01cm">
          <draw:text-box>
            <text:p text:style-name="P2"><text:span text:style-name="T4">7.</text:span></text:p>
          </draw:text-box>
        </draw:frame>
        <draw:frame draw:style-name="gr38" draw:text-style-name="P5" draw:layer="layout" svg:width="0.494cm" svg:height="0.556cm" svg:x="2.376cm" svg:y="24.096cm">
          <draw:text-box>
            <text:p text:style-name="P2"><text:span text:style-name="T8"><text:s/></text:span></text:p>
          </draw:text-box>
        </draw:frame>
        <draw:frame draw:style-name="gr95" draw:text-style-name="P5" draw:layer="layout" svg:width="13.667cm" svg:height="0.657cm" svg:x="2.753cm" svg:y="24.01cm">
          <draw:text-box>
            <text:p text:style-name="P2"><text:span text:style-name="T4">Почтовый сервер игнорирует все пробельные символы до </text:span></text:p>
          </draw:text-box>
        </draw:frame>
        <draw:frame draw:style-name="gr44" draw:text-style-name="P5" draw:layer="layout" svg:width="2.169cm" svg:height="0.496cm" svg:x="16.848cm" svg:y="24.176cm">
          <draw:text-box>
            <text:p text:style-name="P2"><text:span text:style-name="T6">username</text:span></text:p>
          </draw:text-box>
        </draw:frame>
        <draw:frame draw:style-name="gr96" draw:text-style-name="P5" draw:layer="layout" svg:width="0.56cm" svg:height="0.657cm" svg:x="19.016cm" svg:y="24.01cm">
          <draw:text-box>
            <text:p text:style-name="P2"><text:span text:style-name="T4"><text:s/></text:span><text:span text:style-name="T4">и </text:span></text:p>
          </draw:text-box>
        </draw:frame>
        <draw:frame draw:style-name="gr58" draw:text-style-name="P5" draw:layer="layout" svg:width="1.467cm" svg:height="0.657cm" svg:x="2.753cm" svg:y="24.666cm">
          <draw:text-box>
            <text:p text:style-name="P2"><text:span text:style-name="T4">после </text:span></text:p>
          </draw:text-box>
        </draw:frame>
        <draw:frame draw:style-name="gr46" draw:text-style-name="P5" draw:layer="layout" svg:width="2.711cm" svg:height="0.496cm" svg:x="4.281cm" svg:y="24.832cm">
          <draw:text-box>
            <text:p text:style-name="P2"><text:span text:style-name="T6">domain.tld</text:span></text:p>
          </draw:text-box>
        </draw:frame>
        <draw:frame draw:style-name="gr97" draw:text-style-name="P5" draw:layer="layout" svg:width="10.869cm" svg:height="0.657cm" svg:x="6.995cm" svg:y="24.666cm">
          <draw:text-box>
            <text:p text:style-name="P2"><text:span text:style-name="T4">, а при наличии пробельных <text:s/>символов внутри </text:span></text:p>
          </draw:text-box>
        </draw:frame>
        <draw:frame draw:style-name="gr49" draw:text-style-name="P5" draw:layer="layout" svg:width="1.357cm" svg:height="0.496cm" svg:x="18.157cm" svg:y="24.832cm">
          <draw:text-box>
            <text:p text:style-name="P2"><text:span text:style-name="T6">email</text:span></text:p>
          </draw:text-box>
        </draw:frame>
        <draw:frame draw:style-name="gr5" draw:text-style-name="P5" draw:layer="layout" svg:width="0.494cm" svg:height="0.657cm" svg:x="19.507cm" svg:y="24.666cm">
          <draw:text-box>
            <text:p text:style-name="P2"><text:span text:style-name="T4"><text:s/></text:span></text:p>
          </draw:text-box>
        </draw:frame>
        <draw:frame draw:style-name="gr98" draw:text-style-name="P5" draw:layer="layout" svg:width="3.863cm" svg:height="0.657cm" svg:x="2.753cm" svg:y="25.322cm">
          <draw:text-box>
            <text:p text:style-name="P2"><text:span text:style-name="T4">считает <text:s/>данный </text:span></text:p>
          </draw:text-box>
        </draw:frame>
        <draw:frame draw:style-name="gr49" draw:text-style-name="P5" draw:layer="layout" svg:width="1.357cm" svg:height="0.496cm" svg:x="6.652cm" svg:y="25.488cm">
          <draw:text-box>
            <text:p text:style-name="P2"><text:span text:style-name="T6">email</text:span></text:p>
          </draw:text-box>
        </draw:frame>
        <draw:frame draw:style-name="gr99" draw:text-style-name="P5" draw:layer="layout" svg:width="3.562cm" svg:height="0.657cm" svg:x="8.007cm" svg:y="25.322cm">
          <draw:text-box>
            <text:p text:style-name="P2"><text:span text:style-name="T4"><text:s text:c="2"/></text:span><text:span text:style-name="T4">невалидным <text:s/>(</text:span></text:p>
          </draw:text-box>
        </draw:frame>
        <draw:frame draw:style-name="gr100" draw:text-style-name="P5" draw:layer="layout" svg:width="8.672cm" svg:height="0.496cm" svg:x="11.471cm" svg:y="25.488cm">
          <draw:text-box>
            <text:p text:style-name="P2"><text:span text:style-name="T6">" <text:s text:c="7"/>qwerty@example.com <text:s text:c="3"/>"</text:span></text:p>
          </draw:text-box>
        </draw:frame>
        <draw:frame draw:style-name="gr5" draw:text-style-name="P5" draw:layer="layout" svg:width="0.494cm" svg:height="0.657cm" svg:x="19.507cm" svg:y="25.322cm">
          <draw:text-box>
            <text:p text:style-name="P2"><text:span text:style-name="T4"><text:s/></text:span></text:p>
          </draw:text-box>
        </draw:frame>
        <draw:frame draw:style-name="gr101" draw:text-style-name="P5" draw:layer="layout" svg:width="2.948cm" svg:height="0.657cm" svg:x="2.753cm" svg:y="25.982cm">
          <draw:text-box>
            <text:p text:style-name="P2"><text:span text:style-name="T4">совпадает <text:s/>с </text:span></text:p>
          </draw:text-box>
        </draw:frame>
        <draw:frame draw:style-name="gr59" draw:text-style-name="P5" draw:layer="layout" svg:width="5.421cm" svg:height="0.496cm" svg:x="5.831cm" svg:y="26.149cm">
          <draw:text-box>
            <text:p text:style-name="P2"><text:span text:style-name="T6">"qwerty@example.com"</text:span></text:p>
          </draw:text-box>
        </draw:frame>
        <draw:frame draw:style-name="gr5" draw:text-style-name="P5" draw:layer="layout" svg:width="0.494cm" svg:height="0.657cm" svg:x="11.259cm" svg:y="25.982cm">
          <draw:text-box>
            <text:p text:style-name="P2"><text:span text:style-name="T4">; </text:span></text:p>
          </draw:text-box>
        </draw:frame>
        <draw:frame draw:style-name="gr102" draw:text-style-name="P5" draw:layer="layout" svg:width="7.588cm" svg:height="0.496cm" svg:x="11.64cm" svg:y="26.149cm">
          <draw:text-box>
            <text:p text:style-name="P2"><text:span text:style-name="T6">"qw <text:s/>erty@ <text:s/>exa <text:s/>mple. <text:s/>com"</text:span></text:p>
          </draw:text-box>
        </draw:frame>
        <draw:frame draw:style-name="gr88" draw:text-style-name="P5" draw:layer="layout" svg:width="0.658cm" svg:height="0.657cm" svg:x="18.987cm" svg:y="25.982cm">
          <draw:text-box>
            <text:p text:style-name="P2"><text:span text:style-name="T4"><text:s text:c="2"/>– </text:span></text:p>
          </draw:text-box>
        </draw:frame>
        <draw:frame draw:style-name="gr101" draw:text-style-name="P5" draw:layer="layout" svg:width="2.948cm" svg:height="0.657cm" svg:x="2.753cm" svg:y="26.638cm">
          <draw:text-box>
            <text:p text:style-name="P2"><text:span text:style-name="T4">невалидный </text:span></text:p>
          </draw:text-box>
        </draw:frame>
        <draw:frame draw:style-name="gr49" draw:text-style-name="P5" draw:layer="layout" svg:width="1.357cm" svg:height="0.496cm" svg:x="5.686cm" svg:y="26.805cm">
          <draw:text-box>
            <text:p text:style-name="P2"><text:span text:style-name="T6">email</text:span></text:p>
          </draw:text-box>
        </draw:frame>
        <draw:frame draw:style-name="gr5" draw:text-style-name="P5" draw:layer="layout" svg:width="0.494cm" svg:height="0.657cm" svg:x="7.042cm" svg:y="26.638cm">
          <draw:text-box>
            <text:p text:style-name="P2"><text:span text:style-name="T4">). </text:span></text:p>
          </draw:text-box>
        </draw:frame>
      </draw:page>
      <draw:page draw:name="page2" draw:style-name="dp1" draw:master-page-name="master-page40">
        <draw:frame draw:style-name="gr103" draw:text-style-name="P3" draw:layer="layout" svg:width="7.254cm" svg:height="0.564cm" svg:x="12.377cm" svg:y="1.249cm">
          <draw:text-box>
            <text:p text:style-name="P2"><text:span text:style-name="T1">Лабораторная работа 2. Вариант E-2 </text:span></text:p>
          </draw:text-box>
        </draw:frame>
        <draw:frame draw:style-name="gr2" draw:text-style-name="P3" draw:layer="layout" svg:width="0.967cm" svg:height="0.564cm" svg:x="10.328cm" svg:y="27.893cm">
          <draw:text-box>
            <text:p text:style-name="P2"><text:span text:style-name="T1">2 / 2 </text:span></text:p>
          </draw:text-box>
        </draw:frame>
        <draw:frame draw:style-name="gr5" draw:text-style-name="P5" draw:layer="layout" svg:width="0.494cm" svg:height="0.657cm" svg:x="2.003cm" svg:y="1.997cm">
          <draw:text-box>
            <text:p text:style-name="P2"><text:span text:style-name="T4">8.</text:span></text:p>
          </draw:text-box>
        </draw:frame>
        <draw:frame draw:style-name="gr38" draw:text-style-name="P5" draw:layer="layout" svg:width="0.494cm" svg:height="0.556cm" svg:x="2.376cm" svg:y="2.083cm">
          <draw:text-box>
            <text:p text:style-name="P2"><text:span text:style-name="T8"><text:s/></text:span></text:p>
          </draw:text-box>
        </draw:frame>
        <draw:frame draw:style-name="gr104" draw:text-style-name="P5" draw:layer="layout" svg:width="6.636cm" svg:height="0.657cm" svg:x="2.753cm" svg:y="1.997cm">
          <draw:text-box>
            <text:p text:style-name="P2"><text:span text:style-name="T4">После всех преобразований </text:span></text:p>
          </draw:text-box>
        </draw:frame>
        <draw:frame draw:style-name="gr44" draw:text-style-name="P5" draw:layer="layout" svg:width="2.169cm" svg:height="0.496cm" svg:x="9.438cm" svg:y="2.164cm">
          <draw:text-box>
            <text:p text:style-name="P2"><text:span text:style-name="T6">username</text:span></text:p>
          </draw:text-box>
        </draw:frame>
        <draw:frame draw:style-name="gr105" draw:text-style-name="P5" draw:layer="layout" svg:width="7.931cm" svg:height="0.657cm" svg:x="11.61cm" svg:y="1.997cm">
          <draw:text-box>
            <text:p text:style-name="P2"><text:span text:style-name="T4"><text:s/></text:span><text:span text:style-name="T4">должен иметь как минимум один </text:span></text:p>
          </draw:text-box>
        </draw:frame>
        <draw:frame draw:style-name="gr106" draw:text-style-name="P5" draw:layer="layout" svg:width="16.91cm" svg:height="0.657cm" svg:x="2.753cm" svg:y="2.658cm">
          <draw:text-box>
            <text:p text:style-name="P2"><text:span text:style-name="T4">символ, домен как минимум по одному символу в каждой части домена, </text:span></text:p>
          </draw:text-box>
        </draw:frame>
        <draw:frame draw:style-name="gr107" draw:text-style-name="P5" draw:layer="layout" svg:width="5.565cm" svg:height="0.657cm" svg:x="2.753cm" svg:y="3.314cm">
          <draw:text-box>
            <text:p text:style-name="P2"><text:span text:style-name="T4">разделенной символом </text:span></text:p>
          </draw:text-box>
        </draw:frame>
        <draw:frame draw:style-name="gr26" draw:text-style-name="P5" draw:layer="layout" svg:width="0.815cm" svg:height="0.496cm" svg:x="8.295cm" svg:y="3.481cm">
          <draw:text-box>
            <text:p text:style-name="P2"><text:span text:style-name="T6">"."</text:span></text:p>
          </draw:text-box>
        </draw:frame>
        <draw:frame draw:style-name="gr5" draw:text-style-name="P5" draw:layer="layout" svg:width="0.494cm" svg:height="0.657cm" svg:x="9.108cm" svg:y="3.314cm">
          <draw:text-box>
            <text:p text:style-name="P2"><text:span text:style-name="T4">. </text:span></text:p>
          </draw:text-box>
        </draw:frame>
        <draw:frame draw:style-name="gr5" draw:text-style-name="P5" draw:layer="layout" svg:width="0.494cm" svg:height="0.657cm" svg:x="2.003cm" svg:y="3.971cm">
          <draw:text-box>
            <text:p text:style-name="P2"><text:span text:style-name="T5"><text:s/></text:span></text:p>
          </draw:text-box>
        </draw:frame>
        <draw:frame draw:style-name="gr108" draw:text-style-name="P5" draw:layer="layout" svg:width="2.203cm" svg:height="0.657cm" svg:x="2.003cm" svg:y="4.627cm">
          <draw:text-box>
            <text:p text:style-name="P2"><text:span text:style-name="T7">Пример</text:span><text:span text:style-name="T4">: </text:span></text:p>
          </draw:text-box>
        </draw:frame>
        <draw:frame draw:style-name="gr109" draw:text-style-name="P5" draw:layer="layout" svg:width="1.352cm" svg:height="0.657cm" svg:x="2.003cm" svg:y="5.283cm">
          <draw:text-box>
            <text:p text:style-name="P2"><text:span text:style-name="T4">Ввод: </text:span></text:p>
          </draw:text-box>
        </draw:frame>
        <draw:frame draw:style-name="gr110" draw:text-style-name="P5" draw:layer="layout" svg:width="17.071cm" svg:height="0.496cm" svg:x="2.003cm" svg:y="6.029cm">
          <draw:text-box>
            <text:p text:style-name="P2"><text:span text:style-name="T6">example1@example.com;qwert@Exaample.com;Qwert@exaample.com;qwe </text:span></text:p>
          </draw:text-box>
        </draw:frame>
        <draw:frame draw:style-name="gr111" draw:text-style-name="P5" draw:layer="layout" svg:width="4.066cm" svg:height="0.496cm" svg:x="2.003cm" svg:y="6.609cm">
          <draw:text-box>
            <text:p text:style-name="P2"><text:span text:style-name="T6">ret@example.com</text:span></text:p>
          </draw:text-box>
        </draw:frame>
        <draw:frame draw:style-name="gr5" draw:text-style-name="P5" draw:layer="layout" svg:width="0.494cm" svg:height="0.657cm" svg:x="6.077cm" svg:y="6.443cm">
          <draw:text-box>
            <text:p text:style-name="P2"><text:span text:style-name="T5"><text:s/></text:span></text:p>
          </draw:text-box>
        </draw:frame>
        <draw:frame draw:style-name="gr5" draw:text-style-name="P5" draw:layer="layout" svg:width="0.494cm" svg:height="0.657cm" svg:x="2.003cm" svg:y="7.099cm">
          <draw:text-box>
            <text:p text:style-name="P2"><text:span text:style-name="T5"><text:s/></text:span></text:p>
          </draw:text-box>
        </draw:frame>
        <draw:frame draw:style-name="gr112" draw:text-style-name="P5" draw:layer="layout" svg:width="1.704cm" svg:height="0.657cm" svg:x="2.003cm" svg:y="7.755cm">
          <draw:text-box>
            <text:p text:style-name="P2"><text:span text:style-name="T4">Вывод: </text:span></text:p>
          </draw:text-box>
        </draw:frame>
        <draw:frame draw:style-name="gr113" draw:text-style-name="P5" draw:layer="layout" svg:width="12.465cm" svg:height="0.496cm" svg:x="2.003cm" svg:y="8.502cm">
          <draw:text-box>
            <text:p text:style-name="P2"><text:span text:style-name="T6">['example1@example.com', 'qwert@exaample.com']</text:span></text:p>
          </draw:text-box>
        </draw:frame>
        <draw:frame draw:style-name="gr5" draw:text-style-name="P5" draw:layer="layout" svg:width="0.494cm" svg:height="0.657cm" svg:x="14.494cm" svg:y="8.335cm">
          <draw:text-box>
            <text:p text:style-name="P2"><text:span text:style-name="T5"><text:s/></text:span></text:p>
          </draw:text-box>
        </draw:frame>
        <draw:frame draw:style-name="gr5" draw:text-style-name="P5" draw:layer="layout" svg:width="0.494cm" svg:height="0.657cm" svg:x="2.003cm" svg:y="8.991cm">
          <draw:text-box>
            <text:p text:style-name="P2"><text:span text:style-name="T5"><text:s/></text:span></text:p>
          </draw:text-box>
        </draw:frame>
        <draw:polygon draw:style-name="gr16" draw:text-style-name="P7" draw:layer="layout" svg:width="18.111cm" svg:height="0.034cm" svg:x="1.447cm" svg:y="10.762cm" svg:viewBox="0 0 18112 35" draw:points="0,35 18112,35 18112,0 0,0">
          <text:p/>
        </draw:polygon>
        <draw:frame draw:style-name="gr17" draw:text-style-name="P5" draw:layer="layout" svg:width="2.55cm" svg:height="0.657cm" svg:x="1.499cm" svg:y="10.072cm">
          <draw:text-box>
            <text:p text:style-name="P2"><text:span text:style-name="T7">Задание </text:span><text:span text:style-name="T9">2 </text:span></text:p>
          </draw:text-box>
        </draw:frame>
        <draw:frame draw:style-name="gr114" draw:text-style-name="P5" draw:layer="layout" svg:width="2.254cm" svg:height="0.657cm" svg:x="2.003cm" svg:y="10.8cm">
          <draw:text-box>
            <text:p text:style-name="P2"><text:span text:style-name="T4">Написать </text:span></text:p>
          </draw:text-box>
        </draw:frame>
        <draw:frame draw:style-name="gr115" draw:text-style-name="P5" draw:layer="layout" svg:width="3.177cm" svg:height="0.657cm" svg:x="4.5cm" svg:y="10.8cm">
          <draw:text-box>
            <text:p text:style-name="P2"><text:span text:style-name="T4">рекурсивную </text:span></text:p>
          </draw:text-box>
        </draw:frame>
        <draw:frame draw:style-name="gr116" draw:text-style-name="P5" draw:layer="layout" svg:width="2.343cm" svg:height="0.657cm" svg:x="7.915cm" svg:y="10.8cm">
          <draw:text-box>
            <text:p text:style-name="P2"><text:span text:style-name="T4">функцию, </text:span></text:p>
          </draw:text-box>
        </draw:frame>
        <draw:frame draw:style-name="gr117" draw:text-style-name="P5" draw:layer="layout" svg:width="3.867cm" svg:height="0.657cm" svg:x="10.5cm" svg:y="10.8cm">
          <draw:text-box>
            <text:p text:style-name="P2"><text:span text:style-name="T4">определяющую, </text:span></text:p>
          </draw:text-box>
        </draw:frame>
        <draw:frame draw:style-name="gr118" draw:text-style-name="P5" draw:layer="layout" svg:width="2.102cm" svg:height="0.657cm" svg:x="14.605cm" svg:y="10.8cm">
          <draw:text-box>
            <text:p text:style-name="P2"><text:span text:style-name="T4">является </text:span></text:p>
          </draw:text-box>
        </draw:frame>
        <draw:frame draw:style-name="gr119" draw:text-style-name="P5" draw:layer="layout" svg:width="0.688cm" svg:height="0.657cm" svg:x="16.953cm" svg:y="10.8cm">
          <draw:text-box>
            <text:p text:style-name="P2"><text:span text:style-name="T4">ли </text:span></text:p>
          </draw:text-box>
        </draw:frame>
        <draw:frame draw:style-name="gr71" draw:text-style-name="P5" draw:layer="layout" svg:width="1.759cm" svg:height="0.657cm" svg:x="17.888cm" svg:y="10.8cm">
          <draw:text-box>
            <text:p text:style-name="P2"><text:span text:style-name="T4">строка, </text:span></text:p>
          </draw:text-box>
        </draw:frame>
        <draw:frame draw:style-name="gr120" draw:text-style-name="P5" draw:layer="layout" svg:width="17.901cm" svg:height="0.657cm" svg:x="2.003cm" svg:y="11.456cm">
          <draw:text-box>
            <text:p text:style-name="P2"><text:span text:style-name="T4">введенная пользователем, палиндромом. В случае, если строка – палиндром, </text:span></text:p>
          </draw:text-box>
        </draw:frame>
        <draw:frame draw:style-name="gr121" draw:text-style-name="P5" draw:layer="layout" svg:width="4.913cm" svg:height="0.657cm" svg:x="2.003cm" svg:y="12.112cm">
          <draw:text-box>
            <text:p text:style-name="P2"><text:span text:style-name="T4">необходимо вернуть </text:span></text:p>
          </draw:text-box>
        </draw:frame>
        <draw:frame draw:style-name="gr122" draw:text-style-name="P5" draw:layer="layout" svg:width="1.086cm" svg:height="0.496cm" svg:x="6.889cm" svg:y="12.279cm">
          <draw:text-box>
            <text:p text:style-name="P2"><text:span text:style-name="T6">True</text:span></text:p>
          </draw:text-box>
        </draw:frame>
        <draw:frame draw:style-name="gr123" draw:text-style-name="P5" draw:layer="layout" svg:width="4.036cm" svg:height="0.657cm" svg:x="7.973cm" svg:y="12.112cm">
          <draw:text-box>
            <text:p text:style-name="P2"><text:span text:style-name="T4">, в ином случае – </text:span></text:p>
          </draw:text-box>
        </draw:frame>
        <draw:frame draw:style-name="gr49" draw:text-style-name="P5" draw:layer="layout" svg:width="1.357cm" svg:height="0.496cm" svg:x="11.996cm" svg:y="12.279cm">
          <draw:text-box>
            <text:p text:style-name="P2"><text:span text:style-name="T6">False</text:span></text:p>
          </draw:text-box>
        </draw:frame>
        <draw:frame draw:style-name="gr5" draw:text-style-name="P5" draw:layer="layout" svg:width="0.494cm" svg:height="0.657cm" svg:x="13.35cm" svg:y="12.112cm">
          <draw:text-box>
            <text:p text:style-name="P2"><text:span text:style-name="T4">. </text:span></text:p>
          </draw:text-box>
        </draw:frame>
        <draw:frame draw:style-name="gr108" draw:text-style-name="P5" draw:layer="layout" svg:width="2.203cm" svg:height="0.657cm" svg:x="2.003cm" svg:y="12.768cm">
          <draw:text-box>
            <text:p text:style-name="P2"><text:span text:style-name="T7">Пример</text:span><text:span text:style-name="T4">: </text:span></text:p>
          </draw:text-box>
        </draw:frame>
        <draw:frame draw:style-name="gr93" draw:text-style-name="P5" draw:layer="layout" svg:width="1.628cm" svg:height="0.496cm" svg:x="2.003cm" svg:y="13.591cm">
          <draw:text-box>
            <text:p text:style-name="P2"><text:span text:style-name="T6">"abba"</text:span></text:p>
          </draw:text-box>
        </draw:frame>
        <draw:frame draw:style-name="gr5" draw:text-style-name="P5" draw:layer="layout" svg:width="0.494cm" svg:height="0.657cm" svg:x="3.633cm" svg:y="13.425cm">
          <draw:text-box>
            <text:p text:style-name="P2"><text:span text:style-name="T5"><text:s/></text:span></text:p>
          </draw:text-box>
        </draw:frame>
        <draw:frame draw:style-name="gr124" draw:text-style-name="P5" draw:layer="layout" svg:width="1.463cm" svg:height="0.657cm" svg:x="4.001cm" svg:y="13.425cm">
          <draw:text-box>
            <text:p text:style-name="P2"><text:span text:style-name="T4">ответ: </text:span></text:p>
          </draw:text-box>
        </draw:frame>
        <draw:frame draw:style-name="gr122" draw:text-style-name="P5" draw:layer="layout" svg:width="1.086cm" svg:height="0.496cm" svg:x="5.462cm" svg:y="13.591cm">
          <draw:text-box>
            <text:p text:style-name="P2"><text:span text:style-name="T6">True</text:span></text:p>
          </draw:text-box>
        </draw:frame>
        <draw:frame draw:style-name="gr5" draw:text-style-name="P5" draw:layer="layout" svg:width="0.494cm" svg:height="0.657cm" svg:x="6.546cm" svg:y="13.425cm">
          <draw:text-box>
            <text:p text:style-name="P2"><text:span text:style-name="T5"><text:s/></text:span></text:p>
          </draw:text-box>
        </draw:frame>
        <draw:frame draw:style-name="gr93" draw:text-style-name="P5" draw:layer="layout" svg:width="1.628cm" svg:height="0.496cm" svg:x="2.003cm" svg:y="14.251cm">
          <draw:text-box>
            <text:p text:style-name="P2"><text:span text:style-name="T6">"book"</text:span></text:p>
          </draw:text-box>
        </draw:frame>
        <draw:frame draw:style-name="gr5" draw:text-style-name="P5" draw:layer="layout" svg:width="0.494cm" svg:height="0.657cm" svg:x="3.633cm" svg:y="14.085cm">
          <draw:text-box>
            <text:p text:style-name="P2"><text:span text:style-name="T5"><text:s/></text:span></text:p>
          </draw:text-box>
        </draw:frame>
        <draw:frame draw:style-name="gr124" draw:text-style-name="P5" draw:layer="layout" svg:width="1.463cm" svg:height="0.657cm" svg:x="4.001cm" svg:y="14.085cm">
          <draw:text-box>
            <text:p text:style-name="P2"><text:span text:style-name="T4">ответ: </text:span></text:p>
          </draw:text-box>
        </draw:frame>
        <draw:frame draw:style-name="gr49" draw:text-style-name="P5" draw:layer="layout" svg:width="1.357cm" svg:height="0.496cm" svg:x="5.462cm" svg:y="14.251cm">
          <draw:text-box>
            <text:p text:style-name="P2"><text:span text:style-name="T6">False</text:span></text:p>
          </draw:text-box>
        </draw:frame>
        <draw:frame draw:style-name="gr5" draw:text-style-name="P5" draw:layer="layout" svg:width="0.494cm" svg:height="0.657cm" svg:x="6.817cm" svg:y="14.085cm">
          <draw:text-box>
            <text:p text:style-name="P2"><text:span text:style-name="T5"><text:s/></text:span></text:p>
          </draw:text-box>
        </draw:frame>
        <draw:frame draw:style-name="gr5" draw:text-style-name="P5" draw:layer="layout" svg:width="0.494cm" svg:height="0.657cm" svg:x="2.003cm" svg:y="14.741cm">
          <draw:text-box>
            <text:p text:style-name="P2"><text:span text:style-name="T5"><text:s/></text:span></text:p>
          </draw:text-box>
        </draw:frame>
      </draw:page>
      <draw:page draw:name="page3" draw:style-name="dp1" draw:master-page-name="master-page40">
        <draw:frame draw:style-name="gr125" draw:text-style-name="P9" draw:layer="layout" svg:width="18.601cm" svg:height="8.605cm" svg:x="1.4cm" svg:y="1.3cm">
          <draw:text-box>
            <text:p text:style-name="P8"><text:span text:style-name="T10">№</text:span><text:span text:style-name="T10">1</text:span></text:p>
            <text:p text:style-name="P8"><text:span text:style-name="T10"/></text:p>
            <text:p text:style-name="P8"><text:span text:style-name="T10">import re</text:span><text:span text:style-name="T10"><text:line-break/></text:span><text:span text:style-name="T10">def f(s):</text:span><text:span text:style-name="T10"><text:line-break/></text:span><text:span text:style-name="T10"> <text:s text:c="3"/>s = s.lower().split(';')</text:span><text:span text:style-name="T10"><text:line-break/></text:span><text:span text:style-name="T10"> <text:s text:c="3"/>mails = set()</text:span><text:span text:style-name="T10"><text:line-break/></text:span><text:span text:style-name="T10"> <text:s text:c="3"/>for i in s:</text:span><text:span text:style-name="T10"><text:line-break/></text:span><text:span text:style-name="T10"> <text:s text:c="7"/>if re.match(r'^[\w\.\+-]+@(\w[\w\.-]*|[\w\.-]*\w)\.(\w[\w\.-]*|[\w\.-]*\w)$', i):</text:span><text:span text:style-name="T10"><text:line-break/></text:span><text:span text:style-name="T10"> <text:s text:c="11"/>name, domain = i.split('@')</text:span><text:span text:style-name="T10"><text:line-break/></text:span><text:span text:style-name="T10"> <text:s text:c="11"/>name = name.replace('.', '')</text:span><text:span text:style-name="T10"><text:line-break/></text:span><text:span text:style-name="T10"> <text:s text:c="11"/>if '+' in name:</text:span><text:span text:style-name="T10"><text:line-break/></text:span><text:span text:style-name="T10"> <text:s text:c="15"/>name = name[:name.index('+')]</text:span><text:span text:style-name="T10"><text:line-break/></text:span><text:span text:style-name="T10"> <text:s text:c="11"/>email = name + '@' + domain</text:span><text:span text:style-name="T10"><text:line-break/></text:span><text:span text:style-name="T10"> <text:s text:c="11"/>mails.add(email)</text:span><text:span text:style-name="T10"><text:line-break/></text:span><text:span text:style-name="T10"> <text:s text:c="3"/>print(sorted(list(mails), key = lambda x: x[x.rfind('.')+1:]))</text:span><text:span text:style-name="T10"><text:line-break/></text:span><text:span text:style-name="T10">f('e....xample1@example.ru;qwert@Exaample.com;Qwert@exaample.com;qwe ret@example.com;Qwe+rt@exaample.yahoo;user@..ru)</text:span></text:p>
          </draw:text-box>
        </draw:frame>
        <draw:frame draw:style-name="gr126" draw:text-style-name="P10" draw:layer="layout" svg:width="18.231cm" svg:height="0.845cm" svg:x="1.4cm" svg:y="12.355cm">
          <draw:image xlink:href="Pictures/10000001000002B10000002074E41C7183C70689.png" xlink:type="simple" xlink:show="embed" xlink:actuate="onLoad" draw:mime-type="image/png">
            <text:p/>
          </draw:image>
        </draw:frame>
        <draw:frame draw:style-name="gr127" draw:text-style-name="P11" draw:layer="layout" svg:width="8.384cm" svg:height="4.781cm" svg:x="1.516cm" svg:y="15.669cm">
          <draw:text-box>
            <text:p text:style-name="P8"><text:span text:style-name="T10">№</text:span><text:span text:style-name="T10">2</text:span></text:p>
            <text:p text:style-name="P8"><text:span text:style-name="T10"/></text:p>
            <text:p text:style-name="P8"><text:span text:style-name="T10">def f(s, i=0):</text:span><text:span text:style-name="T10"><text:line-break/></text:span><text:span text:style-name="T10"> <text:s text:c="3"/>if i &gt; len(s)//2:</text:span><text:span text:style-name="T10"><text:line-break/></text:span><text:span text:style-name="T10"> <text:s text:c="7"/>return True</text:span><text:span text:style-name="T10"><text:line-break/></text:span><text:span text:style-name="T10"> <text:s text:c="3"/>if ord(s[i]) == ord(s[-1-i]):</text:span><text:span text:style-name="T10"><text:line-break/></text:span><text:span text:style-name="T10"> <text:s text:c="7"/>return f(s, i+1)</text:span><text:span text:style-name="T10"><text:line-break/></text:span><text:span text:style-name="T10"> <text:s text:c="3"/>else:</text:span><text:span text:style-name="T10"><text:line-break/></text:span><text:span text:style-name="T10"> <text:s text:c="7"/>return False</text:span><text:span text:style-name="T10"><text:line-break/></text:span><text:span text:style-name="T10">print(f('aboba'))</text:span></text:p>
          </draw:text-box>
        </draw:frame>
        <draw:frame draw:style-name="gr126" draw:text-style-name="P10" draw:layer="layout" svg:width="1.877cm" svg:height="0.581cm" svg:x="1.523cm" svg:y="23.45cm">
          <draw:image xlink:href="Pictures/1000000100000047000000167EEBC9E63BBB52E0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pitch="variable"/>
    <style:font-face style:name="Arial1" svg:font-family="Arial"/>
    <style:font-face style:name="Arial2" svg:font-family="Arial" style:font-family-generic="system" style:font-pitch="variable"/>
    <style:font-face style:name="Consolas" svg:font-family="Consolas" style:font-pitch="variable"/>
    <style:font-face style:name="Consolas1" svg:font-family="Consolas"/>
    <style:font-face style:name="JetBrains Mono" svg:font-family="'JetBrains Mono'" style:font-family-generic="modern" style:font-pitch="variable"/>
    <style:font-face style:name="JetBrains Mono1" svg:font-family="'JetBrains Mono'" style:font-family-generic="modern"/>
    <style:font-face style:name="Liberation Sans" svg:font-family="'Liberation Sans'" style:font-family-generic="roman" style:font-pitch="variable"/>
    <style:font-face style:name="Liberation Serif" svg:font-family="'Liberation Serif'" style:font-family-generic="modern" style:font-pitch="variable"/>
    <style:font-face style:name="Liberation Serif1" svg:font-family="'Liberation Serif'" style:font-pitch="variable"/>
    <style:font-face style:name="Liberation Serif2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/>
    <style:font-face style:name="Segoe UI1" svg:font-family="'Segoe UI'" style:font-pitch="variable"/>
    <style:font-face style:name="Segoe UI2" svg:font-family="'Segoe UI'" style:font-family-generic="modern" style:font-pitch="variable"/>
    <style:font-face style:name="Segoe UI3" svg:font-family="'Segoe UI'" style:font-family-generic="system" style:font-pitch="variable"/>
    <style:font-face style:name="SegoeUI" svg:font-family="SegoeUI"/>
    <style:font-face style:name="SegoeUI1" svg:font-family="SegoeUI" style:font-pitch="variable"/>
    <style:font-face style:name="Tahoma" svg:font-family="Tahoma" style:font-family-generic="modern" style:font-pitch="variable"/>
    <style:font-face style:name="Tahoma1" svg:font-family="Tahoma" style:font-family-generic="system" style:font-pitch="variable"/>
    <style:font-face style:name="Tahoma2" svg:font-family="Tahoma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2" fo:font-size="24pt" fo:language="ru" fo:country="RU" style:font-name-asian="Segoe UI3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2cm" fo:margin-bottom="1cm" fo:margin-left="1.4cm" fo:margin-right="1cm" fo:page-width="21.001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40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5-12-20T16:58:17.433000000</dc:date>
    <meta:editing-duration>PT4M55S</meta:editing-duration>
    <meta:editing-cycles>3</meta:editing-cycles>
    <meta:generator>LibreOffice/7.6.3.2$Windows_X86_64 LibreOffice_project/29d686fea9f6705b262d369fede658f824154cc0</meta:generator>
    <meta:document-statistic meta:object-count="237"/>
  </office:meta>
</office:document-meta>
</file>